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68.9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LC_crit_damped" table:style-name="ta1">
        <table:shapes>
          <draw:frame draw:z-index="0" draw:style-name="gr1" draw:text-style-name="P1" svg:width="636.86pt" svg:height="444.44pt" svg:x="636.18pt" svg:y="15234.07pt">
            <loext:p draw:notify-on-update-of-ranges="RLC_crit_damped.A1:RLC_crit_damped.A1 RLC_crit_damped.A2:RLC_crit_damped.A1191 RLC_crit_damped.B1:RLC_crit_damped.B1 RLC_crit_damped.B2:RLC_crit_damped.B1191 RLC_crit_damped.A1:RLC_crit_damped.A1 RLC_crit_damped.A2:RLC_crit_damped.A1191 RLC_crit_damped.C1:RLC_crit_damped.C1 RLC_crit_damped.C2:RLC_crit_damped.C11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s)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0042" calcext:value-type="float">
            <text:p>0.000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084" calcext:value-type="float">
            <text:p>0.00000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0126" calcext:value-type="float">
            <text:p>0.000001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168" calcext:value-type="float">
            <text:p>0.00000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21" calcext:value-type="float">
            <text:p>0.00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0252" calcext:value-type="float">
            <text:p>0.000002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0294" calcext:value-type="float">
            <text:p>0.00000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336" calcext:value-type="float">
            <text:p>0.00000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378" calcext:value-type="float">
            <text:p>0.000003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42" calcext:value-type="float">
            <text:p>0.00000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462" calcext:value-type="float">
            <text:p>0.000004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504" calcext:value-type="float">
            <text:p>0.00000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546" calcext:value-type="float">
            <text:p>0.000005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588" calcext:value-type="float">
            <text:p>0.00000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63" calcext:value-type="float">
            <text:p>0.00000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672" calcext:value-type="float">
            <text:p>0.000006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714" calcext:value-type="float">
            <text:p>0.000007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756" calcext:value-type="float">
            <text:p>0.00000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0798" calcext:value-type="float">
            <text:p>0.000007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84" calcext:value-type="float">
            <text:p>0.0000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0882" calcext:value-type="float">
            <text:p>0.000008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0924" calcext:value-type="float">
            <text:p>0.00000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0966" calcext:value-type="float">
            <text:p>0.000009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008" calcext:value-type="float">
            <text:p>0.00001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05" calcext:value-type="float">
            <text:p>0.000010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092" calcext:value-type="float">
            <text:p>0.000010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134" calcext:value-type="float">
            <text:p>0.0000113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176" calcext:value-type="float">
            <text:p>0.00001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218" calcext:value-type="float">
            <text:p>0.000012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26" calcext:value-type="float">
            <text:p>0.00001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302" calcext:value-type="float">
            <text:p>0.000013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344" calcext:value-type="float">
            <text:p>0.000013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386" calcext:value-type="float">
            <text:p>0.0000138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428" calcext:value-type="float">
            <text:p>0.000014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47" calcext:value-type="float">
            <text:p>0.000014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512" calcext:value-type="float">
            <text:p>0.000015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554" calcext:value-type="float">
            <text:p>0.000015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596" calcext:value-type="float">
            <text:p>0.00001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638" calcext:value-type="float">
            <text:p>0.000016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168" calcext:value-type="float">
            <text:p>0.0000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722" calcext:value-type="float">
            <text:p>0.000017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764" calcext:value-type="float">
            <text:p>0.00001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806" calcext:value-type="float">
            <text:p>0.000018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848" calcext:value-type="float">
            <text:p>0.000018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189" calcext:value-type="float">
            <text:p>0.000018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932" calcext:value-type="float">
            <text:p>0.00001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1974" calcext:value-type="float">
            <text:p>0.000019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016" calcext:value-type="float">
            <text:p>0.00002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058" calcext:value-type="float">
            <text:p>0.000020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1" calcext:value-type="float">
            <text:p>0.0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142" calcext:value-type="float">
            <text:p>0.000021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184" calcext:value-type="float">
            <text:p>0.00002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226" calcext:value-type="float">
            <text:p>0.000022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268" calcext:value-type="float">
            <text:p>0.00002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31" calcext:value-type="float">
            <text:p>0.000023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352" calcext:value-type="float">
            <text:p>0.00002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394" calcext:value-type="float">
            <text:p>0.00002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436" calcext:value-type="float">
            <text:p>0.00002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478" calcext:value-type="float">
            <text:p>0.000024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52" calcext:value-type="float">
            <text:p>0.0000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562" calcext:value-type="float">
            <text:p>0.000025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2604" calcext:value-type="float">
            <text:p>0.00002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646" calcext:value-type="float">
            <text:p>0.000026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688" calcext:value-type="float">
            <text:p>0.00002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73" calcext:value-type="float">
            <text:p>0.0000273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772" calcext:value-type="float">
            <text:p>0.00002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814" calcext:value-type="float">
            <text:p>0.000028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856" calcext:value-type="float">
            <text:p>0.00002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2898" calcext:value-type="float">
            <text:p>0.000028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94" calcext:value-type="float">
            <text:p>0.00002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2982" calcext:value-type="float">
            <text:p>0.0000298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024" calcext:value-type="float">
            <text:p>0.000030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066" calcext:value-type="float">
            <text:p>0.000030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108" calcext:value-type="float">
            <text:p>0.000031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15" calcext:value-type="float">
            <text:p>0.000031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192" calcext:value-type="float">
            <text:p>0.000031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234" calcext:value-type="float">
            <text:p>0.000032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276" calcext:value-type="float">
            <text:p>0.000032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318" calcext:value-type="float">
            <text:p>0.000033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36" calcext:value-type="float">
            <text:p>0.00003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402" calcext:value-type="float">
            <text:p>0.000034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444" calcext:value-type="float">
            <text:p>0.00003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486" calcext:value-type="float">
            <text:p>0.000034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528" calcext:value-type="float">
            <text:p>0.00003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57" calcext:value-type="float">
            <text:p>0.000035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612" calcext:value-type="float">
            <text:p>0.00003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654" calcext:value-type="float">
            <text:p>0.000036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696" calcext:value-type="float">
            <text:p>0.00003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738" calcext:value-type="float">
            <text:p>0.000037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78" calcext:value-type="float">
            <text:p>0.00003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822" calcext:value-type="float">
            <text:p>0.000038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864" calcext:value-type="float">
            <text:p>0.00003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906" calcext:value-type="float">
            <text:p>0.000039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3948" calcext:value-type="float">
            <text:p>0.00003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399" calcext:value-type="float">
            <text:p>0.000039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032" calcext:value-type="float">
            <text:p>0.000040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074" calcext:value-type="float">
            <text:p>0.000040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116" calcext:value-type="float">
            <text:p>0.00004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158" calcext:value-type="float">
            <text:p>0.000041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2" calcext:value-type="float">
            <text:p>0.000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242" calcext:value-type="float">
            <text:p>0.000042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284" calcext:value-type="float">
            <text:p>0.00004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326" calcext:value-type="float">
            <text:p>0.000043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368" calcext:value-type="float">
            <text:p>0.00004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41" calcext:value-type="float">
            <text:p>0.000044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452" calcext:value-type="float">
            <text:p>0.000044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494" calcext:value-type="float">
            <text:p>0.000044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536" calcext:value-type="float">
            <text:p>0.000045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578" calcext:value-type="float">
            <text:p>0.000045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62" calcext:value-type="float">
            <text:p>0.000046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662" calcext:value-type="float">
            <text:p>0.000046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704" calcext:value-type="float">
            <text:p>0.000047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746" calcext:value-type="float">
            <text:p>0.000047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4788" calcext:value-type="float">
            <text:p>0.000047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83" calcext:value-type="float">
            <text:p>0.000048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4872" calcext:value-type="float">
            <text:p>0.000048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914" calcext:value-type="float">
            <text:p>0.000049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956" calcext:value-type="float">
            <text:p>0.000049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04998" calcext:value-type="float">
            <text:p>0.000049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0504" calcext:value-type="float">
            <text:p>0.00005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05082" calcext:value-type="float">
            <text:p>0.000050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05124" calcext:value-type="float">
            <text:p>0.000051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05166" calcext:value-type="float">
            <text:p>0.000051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05208" calcext:value-type="float">
            <text:p>0.00005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0525" calcext:value-type="float">
            <text:p>0.000052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211055" calcext:value-type="float">
            <text:p>-0.2211055</text:p>
          </table:table-cell>
        </table:table-row>
        <table:table-row table:style-name="ro1">
          <table:table-cell office:value-type="float" office:value="0.00005292" calcext:value-type="float">
            <text:p>0.000052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05334" calcext:value-type="float">
            <text:p>0.000053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603015" calcext:value-type="float">
            <text:p>-0.0603015</text:p>
          </table:table-cell>
        </table:table-row>
        <table:table-row table:style-name="ro1">
          <table:table-cell office:value-type="float" office:value="0.00005376" calcext:value-type="float">
            <text:p>0.00005376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05418" calcext:value-type="float">
            <text:p>0.000054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80402" calcext:value-type="float">
            <text:p>0.080402</text:p>
          </table:table-cell>
        </table:table-row>
        <table:table-row table:style-name="ro1">
          <table:table-cell office:value-type="float" office:value="0.0000546" calcext:value-type="float">
            <text:p>0.000054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407035" calcext:value-type="float">
            <text:p>0.1407035</text:p>
          </table:table-cell>
        </table:table-row>
        <table:table-row table:style-name="ro1">
          <table:table-cell office:value-type="float" office:value="0.00005502" calcext:value-type="float">
            <text:p>0.0000550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05544" calcext:value-type="float">
            <text:p>0.000055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05586" calcext:value-type="float">
            <text:p>0.000055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05628" calcext:value-type="float">
            <text:p>0.000056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0567" calcext:value-type="float">
            <text:p>0.000056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05712" calcext:value-type="float">
            <text:p>0.000057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05754" calcext:value-type="float">
            <text:p>0.000057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5796" calcext:value-type="float">
            <text:p>0.000057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5838" calcext:value-type="float">
            <text:p>0.000058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588" calcext:value-type="float">
            <text:p>0.00005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5922" calcext:value-type="float">
            <text:p>0.000059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5964" calcext:value-type="float">
            <text:p>0.000059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6006" calcext:value-type="float">
            <text:p>0.0000600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6048" calcext:value-type="float">
            <text:p>0.000060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609" calcext:value-type="float">
            <text:p>0.000060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6132" calcext:value-type="float">
            <text:p>0.000061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6174" calcext:value-type="float">
            <text:p>0.000061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06216" calcext:value-type="float">
            <text:p>0.000062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6258" calcext:value-type="float">
            <text:p>0.000062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063" calcext:value-type="float">
            <text:p>0.00006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6342" calcext:value-type="float">
            <text:p>0.000063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6384" calcext:value-type="float">
            <text:p>0.000063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6426" calcext:value-type="float">
            <text:p>0.000064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06468" calcext:value-type="float">
            <text:p>0.00006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651" calcext:value-type="float">
            <text:p>0.000065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06552" calcext:value-type="float">
            <text:p>0.000065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6594" calcext:value-type="float">
            <text:p>0.000065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6636" calcext:value-type="float">
            <text:p>0.000066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6678" calcext:value-type="float">
            <text:p>0.000066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672" calcext:value-type="float">
            <text:p>0.00006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6762" calcext:value-type="float">
            <text:p>0.000067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6804" calcext:value-type="float">
            <text:p>0.000068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6846" calcext:value-type="float">
            <text:p>0.000068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6888" calcext:value-type="float">
            <text:p>0.000068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693" calcext:value-type="float">
            <text:p>0.000069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6972" calcext:value-type="float">
            <text:p>0.000069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014" calcext:value-type="float">
            <text:p>0.000070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056" calcext:value-type="float">
            <text:p>0.000070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7098" calcext:value-type="float">
            <text:p>0.000070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14" calcext:value-type="float">
            <text:p>0.00007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182" calcext:value-type="float">
            <text:p>0.000071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7224" calcext:value-type="float">
            <text:p>0.000072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7266" calcext:value-type="float">
            <text:p>0.000072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7308" calcext:value-type="float">
            <text:p>0.00007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35" calcext:value-type="float">
            <text:p>0.00007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392" calcext:value-type="float">
            <text:p>0.000073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434" calcext:value-type="float">
            <text:p>0.000074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476" calcext:value-type="float">
            <text:p>0.000074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518" calcext:value-type="float">
            <text:p>0.00007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56" calcext:value-type="float">
            <text:p>0.00007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602" calcext:value-type="float">
            <text:p>0.00007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7644" calcext:value-type="float">
            <text:p>0.000076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686" calcext:value-type="float">
            <text:p>0.000076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728" calcext:value-type="float">
            <text:p>0.00007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777" calcext:value-type="float">
            <text:p>0.000077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812" calcext:value-type="float">
            <text:p>0.00007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854" calcext:value-type="float">
            <text:p>0.000078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896" calcext:value-type="float">
            <text:p>0.000078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938" calcext:value-type="float">
            <text:p>0.000079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798" calcext:value-type="float">
            <text:p>0.00007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022" calcext:value-type="float">
            <text:p>0.000080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064" calcext:value-type="float">
            <text:p>0.000080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106" calcext:value-type="float">
            <text:p>0.000081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148" calcext:value-type="float">
            <text:p>0.000081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19" calcext:value-type="float">
            <text:p>0.000081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232" calcext:value-type="float">
            <text:p>0.000082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274" calcext:value-type="float">
            <text:p>0.000082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316" calcext:value-type="float">
            <text:p>0.000083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8358" calcext:value-type="float">
            <text:p>0.000083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4" calcext:value-type="float">
            <text:p>0.0000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8442" calcext:value-type="float">
            <text:p>0.000084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484" calcext:value-type="float">
            <text:p>0.000084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526" calcext:value-type="float">
            <text:p>0.000085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568" calcext:value-type="float">
            <text:p>0.000085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61" calcext:value-type="float">
            <text:p>0.000086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652" calcext:value-type="float">
            <text:p>0.000086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694" calcext:value-type="float">
            <text:p>0.000086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736" calcext:value-type="float">
            <text:p>0.000087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778" calcext:value-type="float">
            <text:p>0.000087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82" calcext:value-type="float">
            <text:p>0.000088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862" calcext:value-type="float">
            <text:p>0.000088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904" calcext:value-type="float">
            <text:p>0.000089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8946" calcext:value-type="float">
            <text:p>0.000089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8988" calcext:value-type="float">
            <text:p>0.00008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0903" calcext:value-type="float">
            <text:p>0.000090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072" calcext:value-type="float">
            <text:p>0.000090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114" calcext:value-type="float">
            <text:p>0.000091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156" calcext:value-type="float">
            <text:p>0.00009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198" calcext:value-type="float">
            <text:p>0.000091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924" calcext:value-type="float">
            <text:p>0.00009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282" calcext:value-type="float">
            <text:p>0.000092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9324" calcext:value-type="float">
            <text:p>0.000093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366" calcext:value-type="float">
            <text:p>0.000093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408" calcext:value-type="float">
            <text:p>0.00009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45" calcext:value-type="float">
            <text:p>0.000094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492" calcext:value-type="float">
            <text:p>0.000094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534" calcext:value-type="float">
            <text:p>0.0000953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576" calcext:value-type="float">
            <text:p>0.00009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618" calcext:value-type="float">
            <text:p>0.0000961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66" calcext:value-type="float">
            <text:p>0.00009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702" calcext:value-type="float">
            <text:p>0.0000970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9744" calcext:value-type="float">
            <text:p>0.00009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786" calcext:value-type="float">
            <text:p>0.000097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9828" calcext:value-type="float">
            <text:p>0.000098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87" calcext:value-type="float">
            <text:p>0.000098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912" calcext:value-type="float">
            <text:p>0.000099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09954" calcext:value-type="float">
            <text:p>0.0000995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09996" calcext:value-type="float">
            <text:p>0.000099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038" calcext:value-type="float">
            <text:p>0.0001003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08" calcext:value-type="float">
            <text:p>0.00010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122" calcext:value-type="float">
            <text:p>0.000101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164" calcext:value-type="float">
            <text:p>0.00010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206" calcext:value-type="float">
            <text:p>0.000102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248" calcext:value-type="float">
            <text:p>0.00010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29" calcext:value-type="float">
            <text:p>0.000102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332" calcext:value-type="float">
            <text:p>0.00010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374" calcext:value-type="float">
            <text:p>0.000103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416" calcext:value-type="float">
            <text:p>0.00010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458" calcext:value-type="float">
            <text:p>0.000104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542" calcext:value-type="float">
            <text:p>0.000105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584" calcext:value-type="float">
            <text:p>0.000105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0626" calcext:value-type="float">
            <text:p>0.000106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668" calcext:value-type="float">
            <text:p>0.000106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71" calcext:value-type="float">
            <text:p>0.000107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752" calcext:value-type="float">
            <text:p>0.00010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794" calcext:value-type="float">
            <text:p>0.0001079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0836" calcext:value-type="float">
            <text:p>0.00010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878" calcext:value-type="float">
            <text:p>0.0001087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92" calcext:value-type="float">
            <text:p>0.00010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0962" calcext:value-type="float">
            <text:p>0.000109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004" calcext:value-type="float">
            <text:p>0.00011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046" calcext:value-type="float">
            <text:p>0.000110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088" calcext:value-type="float">
            <text:p>0.0001108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113" calcext:value-type="float">
            <text:p>0.000111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172" calcext:value-type="float">
            <text:p>0.000111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1214" calcext:value-type="float">
            <text:p>0.000112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256" calcext:value-type="float">
            <text:p>0.00011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298" calcext:value-type="float">
            <text:p>0.000112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34" calcext:value-type="float">
            <text:p>0.00011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382" calcext:value-type="float">
            <text:p>0.000113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424" calcext:value-type="float">
            <text:p>0.000114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466" calcext:value-type="float">
            <text:p>0.000114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508" calcext:value-type="float">
            <text:p>0.000115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55" calcext:value-type="float">
            <text:p>0.000115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592" calcext:value-type="float">
            <text:p>0.00011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634" calcext:value-type="float">
            <text:p>0.000116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676" calcext:value-type="float">
            <text:p>0.000116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718" calcext:value-type="float">
            <text:p>0.000117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176" calcext:value-type="float">
            <text:p>0.00011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802" calcext:value-type="float">
            <text:p>0.000118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844" calcext:value-type="float">
            <text:p>0.00011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1886" calcext:value-type="float">
            <text:p>0.000118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928" calcext:value-type="float">
            <text:p>0.00011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197" calcext:value-type="float">
            <text:p>0.000119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012" calcext:value-type="float">
            <text:p>0.00012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054" calcext:value-type="float">
            <text:p>0.000120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096" calcext:value-type="float">
            <text:p>0.00012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138" calcext:value-type="float">
            <text:p>0.000121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18" calcext:value-type="float">
            <text:p>0.00012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222" calcext:value-type="float">
            <text:p>0.000122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264" calcext:value-type="float">
            <text:p>0.000122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306" calcext:value-type="float">
            <text:p>0.000123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348" calcext:value-type="float">
            <text:p>0.00012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39" calcext:value-type="float">
            <text:p>0.000123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2432" calcext:value-type="float">
            <text:p>0.00012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474" calcext:value-type="float">
            <text:p>0.0001247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516" calcext:value-type="float">
            <text:p>0.00012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558" calcext:value-type="float">
            <text:p>0.000125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6" calcext:value-type="float">
            <text:p>0.0001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642" calcext:value-type="float">
            <text:p>0.0001264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684" calcext:value-type="float">
            <text:p>0.000126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726" calcext:value-type="float">
            <text:p>0.000127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768" calcext:value-type="float">
            <text:p>0.00012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81" calcext:value-type="float">
            <text:p>0.0001281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852" calcext:value-type="float">
            <text:p>0.00012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894" calcext:value-type="float">
            <text:p>0.000128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2936" calcext:value-type="float">
            <text:p>0.000129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2978" calcext:value-type="float">
            <text:p>0.000129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02" calcext:value-type="float">
            <text:p>0.00013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062" calcext:value-type="float">
            <text:p>0.000130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104" calcext:value-type="float">
            <text:p>0.000131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146" calcext:value-type="float">
            <text:p>0.000131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188" calcext:value-type="float">
            <text:p>0.00013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23" calcext:value-type="float">
            <text:p>0.000132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272" calcext:value-type="float">
            <text:p>0.000132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314" calcext:value-type="float">
            <text:p>0.000133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356" calcext:value-type="float">
            <text:p>0.000133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398" calcext:value-type="float">
            <text:p>0.000133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44" calcext:value-type="float">
            <text:p>0.00013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482" calcext:value-type="float">
            <text:p>0.000134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524" calcext:value-type="float">
            <text:p>0.000135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566" calcext:value-type="float">
            <text:p>0.000135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608" calcext:value-type="float">
            <text:p>0.00013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65" calcext:value-type="float">
            <text:p>0.000136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3692" calcext:value-type="float">
            <text:p>0.00013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734" calcext:value-type="float">
            <text:p>0.0001373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776" calcext:value-type="float">
            <text:p>0.000137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3818" calcext:value-type="float">
            <text:p>0.000138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86" calcext:value-type="float">
            <text:p>0.00013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902" calcext:value-type="float">
            <text:p>0.000139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944" calcext:value-type="float">
            <text:p>0.00013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3986" calcext:value-type="float">
            <text:p>0.000139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028" calcext:value-type="float">
            <text:p>0.000140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07" calcext:value-type="float">
            <text:p>0.000140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112" calcext:value-type="float">
            <text:p>0.000141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154" calcext:value-type="float">
            <text:p>0.000141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196" calcext:value-type="float">
            <text:p>0.000141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238" calcext:value-type="float">
            <text:p>0.000142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28" calcext:value-type="float">
            <text:p>0.00014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322" calcext:value-type="float">
            <text:p>0.000143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364" calcext:value-type="float">
            <text:p>0.000143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406" calcext:value-type="float">
            <text:p>0.000144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448" calcext:value-type="float">
            <text:p>0.000144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49" calcext:value-type="float">
            <text:p>0.0001449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532" calcext:value-type="float">
            <text:p>0.000145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4574" calcext:value-type="float">
            <text:p>0.000145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616" calcext:value-type="float">
            <text:p>0.000146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658" calcext:value-type="float">
            <text:p>0.000146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7" calcext:value-type="float">
            <text:p>0.00014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742" calcext:value-type="float">
            <text:p>0.000147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784" calcext:value-type="float">
            <text:p>0.000147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826" calcext:value-type="float">
            <text:p>0.000148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868" calcext:value-type="float">
            <text:p>0.0001486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1491" calcext:value-type="float">
            <text:p>0.000149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14952" calcext:value-type="float">
            <text:p>0.000149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4994" calcext:value-type="float">
            <text:p>0.000149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15036" calcext:value-type="float">
            <text:p>0.000150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5078" calcext:value-type="float">
            <text:p>0.0001507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1512" calcext:value-type="float">
            <text:p>0.00015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15162" calcext:value-type="float">
            <text:p>0.0001516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15204" calcext:value-type="float">
            <text:p>0.000152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15246" calcext:value-type="float">
            <text:p>0.000152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15288" calcext:value-type="float">
            <text:p>0.000152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1533" calcext:value-type="float">
            <text:p>0.0001533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15372" calcext:value-type="float">
            <text:p>0.000153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201005" calcext:value-type="float">
            <text:p>0.0201005</text:p>
          </table:table-cell>
        </table:table-row>
        <table:table-row table:style-name="ro1">
          <table:table-cell office:value-type="float" office:value="0.00015414" calcext:value-type="float">
            <text:p>0.000154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15456" calcext:value-type="float">
            <text:p>0.000154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120603" calcext:value-type="float">
            <text:p>-0.120603</text:p>
          </table:table-cell>
        </table:table-row>
        <table:table-row table:style-name="ro1">
          <table:table-cell office:value-type="float" office:value="0.00015498" calcext:value-type="float">
            <text:p>0.0001549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1554" calcext:value-type="float">
            <text:p>0.00015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613065" calcext:value-type="float">
            <text:p>-0.2613065</text:p>
          </table:table-cell>
        </table:table-row>
        <table:table-row table:style-name="ro1">
          <table:table-cell office:value-type="float" office:value="0.00015582" calcext:value-type="float">
            <text:p>0.0001558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15624" calcext:value-type="float">
            <text:p>0.0001562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15666" calcext:value-type="float">
            <text:p>0.000156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15708" calcext:value-type="float">
            <text:p>0.000157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1575" calcext:value-type="float">
            <text:p>0.000157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5792" calcext:value-type="float">
            <text:p>0.0001579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5834" calcext:value-type="float">
            <text:p>0.000158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15876" calcext:value-type="float">
            <text:p>0.000158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15918" calcext:value-type="float">
            <text:p>0.000159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1596" calcext:value-type="float">
            <text:p>0.00015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6002" calcext:value-type="float">
            <text:p>0.000160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16044" calcext:value-type="float">
            <text:p>0.000160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6086" calcext:value-type="float">
            <text:p>0.000160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6128" calcext:value-type="float">
            <text:p>0.000161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617" calcext:value-type="float">
            <text:p>0.000161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6212" calcext:value-type="float">
            <text:p>0.000162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16254" calcext:value-type="float">
            <text:p>0.000162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16296" calcext:value-type="float">
            <text:p>0.000162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16338" calcext:value-type="float">
            <text:p>0.000163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1638" calcext:value-type="float">
            <text:p>0.00016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16422" calcext:value-type="float">
            <text:p>0.000164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16464" calcext:value-type="float">
            <text:p>0.000164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16506" calcext:value-type="float">
            <text:p>0.000165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6548" calcext:value-type="float">
            <text:p>0.000165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659" calcext:value-type="float">
            <text:p>0.000165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6632" calcext:value-type="float">
            <text:p>0.000166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6674" calcext:value-type="float">
            <text:p>0.000166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6716" calcext:value-type="float">
            <text:p>0.000167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6758" calcext:value-type="float">
            <text:p>0.000167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68" calcext:value-type="float">
            <text:p>0.000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6842" calcext:value-type="float">
            <text:p>0.000168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6884" calcext:value-type="float">
            <text:p>0.000168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6926" calcext:value-type="float">
            <text:p>0.000169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6968" calcext:value-type="float">
            <text:p>0.000169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01" calcext:value-type="float">
            <text:p>0.000170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052" calcext:value-type="float">
            <text:p>0.000170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094" calcext:value-type="float">
            <text:p>0.000170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136" calcext:value-type="float">
            <text:p>0.000171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178" calcext:value-type="float">
            <text:p>0.000171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722" calcext:value-type="float">
            <text:p>0.00017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262" calcext:value-type="float">
            <text:p>0.000172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7304" calcext:value-type="float">
            <text:p>0.000173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346" calcext:value-type="float">
            <text:p>0.000173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388" calcext:value-type="float">
            <text:p>0.000173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43" calcext:value-type="float">
            <text:p>0.000174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472" calcext:value-type="float">
            <text:p>0.000174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7514" calcext:value-type="float">
            <text:p>0.000175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556" calcext:value-type="float">
            <text:p>0.000175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598" calcext:value-type="float">
            <text:p>0.0001759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64" calcext:value-type="float">
            <text:p>0.0001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682" calcext:value-type="float">
            <text:p>0.000176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724" calcext:value-type="float">
            <text:p>0.000177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766" calcext:value-type="float">
            <text:p>0.000177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7808" calcext:value-type="float">
            <text:p>0.000178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785" calcext:value-type="float">
            <text:p>0.000178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892" calcext:value-type="float">
            <text:p>0.000178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934" calcext:value-type="float">
            <text:p>0.000179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7976" calcext:value-type="float">
            <text:p>0.000179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018" calcext:value-type="float">
            <text:p>0.000180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06" calcext:value-type="float">
            <text:p>0.000180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8102" calcext:value-type="float">
            <text:p>0.000181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144" calcext:value-type="float">
            <text:p>0.000181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186" calcext:value-type="float">
            <text:p>0.000181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228" calcext:value-type="float">
            <text:p>0.000182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27" calcext:value-type="float">
            <text:p>0.000182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312" calcext:value-type="float">
            <text:p>0.000183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354" calcext:value-type="float">
            <text:p>0.000183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396" calcext:value-type="float">
            <text:p>0.000183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438" calcext:value-type="float">
            <text:p>0.000184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48" calcext:value-type="float">
            <text:p>0.00018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522" calcext:value-type="float">
            <text:p>0.000185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564" calcext:value-type="float">
            <text:p>0.000185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606" calcext:value-type="float">
            <text:p>0.000186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648" calcext:value-type="float">
            <text:p>0.000186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69" calcext:value-type="float">
            <text:p>0.000186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732" calcext:value-type="float">
            <text:p>0.000187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8774" calcext:value-type="float">
            <text:p>0.000187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816" calcext:value-type="float">
            <text:p>0.00018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858" calcext:value-type="float">
            <text:p>0.000188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8942" calcext:value-type="float">
            <text:p>0.000189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18984" calcext:value-type="float">
            <text:p>0.000189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9026" calcext:value-type="float">
            <text:p>0.000190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068" calcext:value-type="float">
            <text:p>0.000190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11" calcext:value-type="float">
            <text:p>0.000191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152" calcext:value-type="float">
            <text:p>0.00019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194" calcext:value-type="float">
            <text:p>0.000191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236" calcext:value-type="float">
            <text:p>0.000192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278" calcext:value-type="float">
            <text:p>0.000192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32" calcext:value-type="float">
            <text:p>0.0001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362" calcext:value-type="float">
            <text:p>0.000193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404" calcext:value-type="float">
            <text:p>0.000194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9446" calcext:value-type="float">
            <text:p>0.000194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488" calcext:value-type="float">
            <text:p>0.000194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53" calcext:value-type="float">
            <text:p>0.000195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572" calcext:value-type="float">
            <text:p>0.000195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614" calcext:value-type="float">
            <text:p>0.000196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9656" calcext:value-type="float">
            <text:p>0.000196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698" calcext:value-type="float">
            <text:p>0.000196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74" calcext:value-type="float">
            <text:p>0.00019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782" calcext:value-type="float">
            <text:p>0.000197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824" calcext:value-type="float">
            <text:p>0.000198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9866" calcext:value-type="float">
            <text:p>0.000198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908" calcext:value-type="float">
            <text:p>0.000199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1995" calcext:value-type="float">
            <text:p>0.000199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19992" calcext:value-type="float">
            <text:p>0.0001999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034" calcext:value-type="float">
            <text:p>0.000200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076" calcext:value-type="float">
            <text:p>0.000200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118" calcext:value-type="float">
            <text:p>0.000201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16" calcext:value-type="float">
            <text:p>0.0002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202" calcext:value-type="float">
            <text:p>0.000202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244" calcext:value-type="float">
            <text:p>0.000202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286" calcext:value-type="float">
            <text:p>0.000202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328" calcext:value-type="float">
            <text:p>0.000203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37" calcext:value-type="float">
            <text:p>0.000203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412" calcext:value-type="float">
            <text:p>0.000204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454" calcext:value-type="float">
            <text:p>0.000204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496" calcext:value-type="float">
            <text:p>0.000204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0538" calcext:value-type="float">
            <text:p>0.000205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58" calcext:value-type="float">
            <text:p>0.00020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622" calcext:value-type="float">
            <text:p>0.000206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664" calcext:value-type="float">
            <text:p>0.000206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706" calcext:value-type="float">
            <text:p>0.000207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748" calcext:value-type="float">
            <text:p>0.000207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079" calcext:value-type="float">
            <text:p>0.000207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832" calcext:value-type="float">
            <text:p>0.000208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874" calcext:value-type="float">
            <text:p>0.000208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916" calcext:value-type="float">
            <text:p>0.000209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0958" calcext:value-type="float">
            <text:p>0.000209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" calcext:value-type="float">
            <text:p>0.000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042" calcext:value-type="float">
            <text:p>0.00021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084" calcext:value-type="float">
            <text:p>0.000210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126" calcext:value-type="float">
            <text:p>0.000211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168" calcext:value-type="float">
            <text:p>0.00021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21" calcext:value-type="float">
            <text:p>0.00021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252" calcext:value-type="float">
            <text:p>0.00021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294" calcext:value-type="float">
            <text:p>0.00021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336" calcext:value-type="float">
            <text:p>0.00021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378" calcext:value-type="float">
            <text:p>0.000213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42" calcext:value-type="float">
            <text:p>0.00021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462" calcext:value-type="float">
            <text:p>0.000214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504" calcext:value-type="float">
            <text:p>0.0002150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546" calcext:value-type="float">
            <text:p>0.000215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588" calcext:value-type="float">
            <text:p>0.000215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63" calcext:value-type="float">
            <text:p>0.00021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672" calcext:value-type="float">
            <text:p>0.00021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714" calcext:value-type="float">
            <text:p>0.000217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756" calcext:value-type="float">
            <text:p>0.000217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798" calcext:value-type="float">
            <text:p>0.000217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184" calcext:value-type="float">
            <text:p>0.0002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882" calcext:value-type="float">
            <text:p>0.000218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924" calcext:value-type="float">
            <text:p>0.000219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1966" calcext:value-type="float">
            <text:p>0.000219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008" calcext:value-type="float">
            <text:p>0.00022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05" calcext:value-type="float">
            <text:p>0.0002205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092" calcext:value-type="float">
            <text:p>0.000220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134" calcext:value-type="float">
            <text:p>0.000221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176" calcext:value-type="float">
            <text:p>0.00022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218" calcext:value-type="float">
            <text:p>0.000222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26" calcext:value-type="float">
            <text:p>0.00022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302" calcext:value-type="float">
            <text:p>0.000223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344" calcext:value-type="float">
            <text:p>0.000223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386" calcext:value-type="float">
            <text:p>0.000223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428" calcext:value-type="float">
            <text:p>0.000224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47" calcext:value-type="float">
            <text:p>0.000224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512" calcext:value-type="float">
            <text:p>0.000225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554" calcext:value-type="float">
            <text:p>0.000225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596" calcext:value-type="float">
            <text:p>0.00022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638" calcext:value-type="float">
            <text:p>0.000226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68" calcext:value-type="float">
            <text:p>0.0002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722" calcext:value-type="float">
            <text:p>0.000227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764" calcext:value-type="float">
            <text:p>0.00022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806" calcext:value-type="float">
            <text:p>0.000228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848" calcext:value-type="float">
            <text:p>0.000228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289" calcext:value-type="float">
            <text:p>0.000228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932" calcext:value-type="float">
            <text:p>0.00022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2974" calcext:value-type="float">
            <text:p>0.000229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016" calcext:value-type="float">
            <text:p>0.000230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058" calcext:value-type="float">
            <text:p>0.000230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1" calcext:value-type="float">
            <text:p>0.00023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142" calcext:value-type="float">
            <text:p>0.000231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184" calcext:value-type="float">
            <text:p>0.000231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226" calcext:value-type="float">
            <text:p>0.000232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268" calcext:value-type="float">
            <text:p>0.00023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31" calcext:value-type="float">
            <text:p>0.000233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352" calcext:value-type="float">
            <text:p>0.00023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394" calcext:value-type="float">
            <text:p>0.00023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436" calcext:value-type="float">
            <text:p>0.00023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478" calcext:value-type="float">
            <text:p>0.000234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52" calcext:value-type="float">
            <text:p>0.0002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562" calcext:value-type="float">
            <text:p>0.000235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604" calcext:value-type="float">
            <text:p>0.00023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646" calcext:value-type="float">
            <text:p>0.000236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688" calcext:value-type="float">
            <text:p>0.000236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73" calcext:value-type="float">
            <text:p>0.000237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772" calcext:value-type="float">
            <text:p>0.000237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814" calcext:value-type="float">
            <text:p>0.0002381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856" calcext:value-type="float">
            <text:p>0.000238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3898" calcext:value-type="float">
            <text:p>0.000238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94" calcext:value-type="float">
            <text:p>0.000239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3982" calcext:value-type="float">
            <text:p>0.000239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024" calcext:value-type="float">
            <text:p>0.0002402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066" calcext:value-type="float">
            <text:p>0.000240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108" calcext:value-type="float">
            <text:p>0.000241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15" calcext:value-type="float">
            <text:p>0.000241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192" calcext:value-type="float">
            <text:p>0.000241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234" calcext:value-type="float">
            <text:p>0.000242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276" calcext:value-type="float">
            <text:p>0.0002427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318" calcext:value-type="float">
            <text:p>0.000243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36" calcext:value-type="float">
            <text:p>0.00024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402" calcext:value-type="float">
            <text:p>0.000244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444" calcext:value-type="float">
            <text:p>0.000244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486" calcext:value-type="float">
            <text:p>0.0002448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528" calcext:value-type="float">
            <text:p>0.000245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57" calcext:value-type="float">
            <text:p>0.000245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612" calcext:value-type="float">
            <text:p>0.0002461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654" calcext:value-type="float">
            <text:p>0.000246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4696" calcext:value-type="float">
            <text:p>0.00024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738" calcext:value-type="float">
            <text:p>0.000247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78" calcext:value-type="float">
            <text:p>0.00024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822" calcext:value-type="float">
            <text:p>0.000248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864" calcext:value-type="float">
            <text:p>0.000248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24906" calcext:value-type="float">
            <text:p>0.000249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948" calcext:value-type="float">
            <text:p>0.00024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499" calcext:value-type="float">
            <text:p>0.000249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25032" calcext:value-type="float">
            <text:p>0.00025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25074" calcext:value-type="float">
            <text:p>0.000250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25116" calcext:value-type="float">
            <text:p>0.000251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221105" calcext:value-type="float">
            <text:p>-0.4221105</text:p>
          </table:table-cell>
        </table:table-row>
        <table:table-row table:style-name="ro1">
          <table:table-cell office:value-type="float" office:value="0.00025158" calcext:value-type="float">
            <text:p>0.0002515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252" calcext:value-type="float">
            <text:p>0.0002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21608" calcext:value-type="float">
            <text:p>-0.321608</text:p>
          </table:table-cell>
        </table:table-row>
        <table:table-row table:style-name="ro1">
          <table:table-cell office:value-type="float" office:value="0.00025242" calcext:value-type="float">
            <text:p>0.000252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25284" calcext:value-type="float">
            <text:p>0.000252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809045" calcext:value-type="float">
            <text:p>-0.1809045</text:p>
          </table:table-cell>
        </table:table-row>
        <table:table-row table:style-name="ro1">
          <table:table-cell office:value-type="float" office:value="0.00025326" calcext:value-type="float">
            <text:p>0.0002532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80402" calcext:value-type="float">
            <text:p>-0.080402</text:p>
          </table:table-cell>
        </table:table-row>
        <table:table-row table:style-name="ro1">
          <table:table-cell office:value-type="float" office:value="0.00025368" calcext:value-type="float">
            <text:p>0.0002536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2541" calcext:value-type="float">
            <text:p>0.0002541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603015" calcext:value-type="float">
            <text:p>0.0603015</text:p>
          </table:table-cell>
        </table:table-row>
        <table:table-row table:style-name="ro1">
          <table:table-cell office:value-type="float" office:value="0.00025452" calcext:value-type="float">
            <text:p>0.000254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25494" calcext:value-type="float">
            <text:p>0.0002549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25536" calcext:value-type="float">
            <text:p>0.00025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25578" calcext:value-type="float">
            <text:p>0.000255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2562" calcext:value-type="float">
            <text:p>0.000256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25662" calcext:value-type="float">
            <text:p>0.0002566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25704" calcext:value-type="float">
            <text:p>0.0002570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25746" calcext:value-type="float">
            <text:p>0.000257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5788" calcext:value-type="float">
            <text:p>0.000257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583" calcext:value-type="float">
            <text:p>0.0002583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5872" calcext:value-type="float">
            <text:p>0.000258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25914" calcext:value-type="float">
            <text:p>0.000259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5956" calcext:value-type="float">
            <text:p>0.0002595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25998" calcext:value-type="float">
            <text:p>0.000259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2604" calcext:value-type="float">
            <text:p>0.00026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6082" calcext:value-type="float">
            <text:p>0.000260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26124" calcext:value-type="float">
            <text:p>0.000261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6166" calcext:value-type="float">
            <text:p>0.000261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6208" calcext:value-type="float">
            <text:p>0.000262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2625" calcext:value-type="float">
            <text:p>0.000262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6292" calcext:value-type="float">
            <text:p>0.000262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26334" calcext:value-type="float">
            <text:p>0.000263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26376" calcext:value-type="float">
            <text:p>0.000263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6418" calcext:value-type="float">
            <text:p>0.000264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2646" calcext:value-type="float">
            <text:p>0.00026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6502" calcext:value-type="float">
            <text:p>0.000265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6544" calcext:value-type="float">
            <text:p>0.000265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6586" calcext:value-type="float">
            <text:p>0.000265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26628" calcext:value-type="float">
            <text:p>0.000266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667" calcext:value-type="float">
            <text:p>0.000266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6712" calcext:value-type="float">
            <text:p>0.000267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6754" calcext:value-type="float">
            <text:p>0.000267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6796" calcext:value-type="float">
            <text:p>0.000267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6838" calcext:value-type="float">
            <text:p>0.000268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688" calcext:value-type="float">
            <text:p>0.00026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6922" calcext:value-type="float">
            <text:p>0.000269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6964" calcext:value-type="float">
            <text:p>0.000269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7006" calcext:value-type="float">
            <text:p>0.000270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048" calcext:value-type="float">
            <text:p>0.000270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709" calcext:value-type="float">
            <text:p>0.000270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132" calcext:value-type="float">
            <text:p>0.000271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7174" calcext:value-type="float">
            <text:p>0.000271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216" calcext:value-type="float">
            <text:p>0.0002721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258" calcext:value-type="float">
            <text:p>0.000272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3" calcext:value-type="float">
            <text:p>0.00027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342" calcext:value-type="float">
            <text:p>0.000273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384" calcext:value-type="float">
            <text:p>0.00027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7426" calcext:value-type="float">
            <text:p>0.000274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468" calcext:value-type="float">
            <text:p>0.00027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751" calcext:value-type="float">
            <text:p>0.000275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552" calcext:value-type="float">
            <text:p>0.000275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594" calcext:value-type="float">
            <text:p>0.000275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7636" calcext:value-type="float">
            <text:p>0.000276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678" calcext:value-type="float">
            <text:p>0.000276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72" calcext:value-type="float">
            <text:p>0.00027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762" calcext:value-type="float">
            <text:p>0.000277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804" calcext:value-type="float">
            <text:p>0.000278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846" calcext:value-type="float">
            <text:p>0.000278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888" calcext:value-type="float">
            <text:p>0.000278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793" calcext:value-type="float">
            <text:p>0.000279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7972" calcext:value-type="float">
            <text:p>0.000279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014" calcext:value-type="float">
            <text:p>0.000280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8056" calcext:value-type="float">
            <text:p>0.000280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098" calcext:value-type="float">
            <text:p>0.000280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814" calcext:value-type="float">
            <text:p>0.00028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182" calcext:value-type="float">
            <text:p>0.000281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224" calcext:value-type="float">
            <text:p>0.00028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266" calcext:value-type="float">
            <text:p>0.000282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308" calcext:value-type="float">
            <text:p>0.00028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35" calcext:value-type="float">
            <text:p>0.00028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8392" calcext:value-type="float">
            <text:p>0.000283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434" calcext:value-type="float">
            <text:p>0.000284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8476" calcext:value-type="float">
            <text:p>0.000284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518" calcext:value-type="float">
            <text:p>0.00028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56" calcext:value-type="float">
            <text:p>0.00028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602" calcext:value-type="float">
            <text:p>0.00028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8644" calcext:value-type="float">
            <text:p>0.000286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686" calcext:value-type="float">
            <text:p>0.000286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8728" calcext:value-type="float">
            <text:p>0.000287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877" calcext:value-type="float">
            <text:p>0.000287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812" calcext:value-type="float">
            <text:p>0.0002881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854" calcext:value-type="float">
            <text:p>0.0002885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8896" calcext:value-type="float">
            <text:p>0.00028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8938" calcext:value-type="float">
            <text:p>0.000289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898" calcext:value-type="float">
            <text:p>0.00028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022" calcext:value-type="float">
            <text:p>0.0002902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064" calcext:value-type="float">
            <text:p>0.000290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106" calcext:value-type="float">
            <text:p>0.000291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148" calcext:value-type="float">
            <text:p>0.000291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2919" calcext:value-type="float">
            <text:p>0.000291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9232" calcext:value-type="float">
            <text:p>0.000292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9274" calcext:value-type="float">
            <text:p>0.000292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316" calcext:value-type="float">
            <text:p>0.000293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358" calcext:value-type="float">
            <text:p>0.000293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4" calcext:value-type="float">
            <text:p>0.00029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442" calcext:value-type="float">
            <text:p>0.000294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9484" calcext:value-type="float">
            <text:p>0.000294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526" calcext:value-type="float">
            <text:p>0.000295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568" calcext:value-type="float">
            <text:p>0.000295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61" calcext:value-type="float">
            <text:p>0.000296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652" calcext:value-type="float">
            <text:p>0.0002965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694" calcext:value-type="float">
            <text:p>0.000296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736" calcext:value-type="float">
            <text:p>0.0002973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778" calcext:value-type="float">
            <text:p>0.000297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82" calcext:value-type="float">
            <text:p>0.00029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9862" calcext:value-type="float">
            <text:p>0.000298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904" calcext:value-type="float">
            <text:p>0.000299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29946" calcext:value-type="float">
            <text:p>0.000299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29988" calcext:value-type="float">
            <text:p>0.000299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03" calcext:value-type="float">
            <text:p>0.000300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072" calcext:value-type="float">
            <text:p>0.000300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114" calcext:value-type="float">
            <text:p>0.000301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156" calcext:value-type="float">
            <text:p>0.000301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198" calcext:value-type="float">
            <text:p>0.000301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24" calcext:value-type="float">
            <text:p>0.00030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282" calcext:value-type="float">
            <text:p>0.000302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324" calcext:value-type="float">
            <text:p>0.000303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366" calcext:value-type="float">
            <text:p>0.000303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408" calcext:value-type="float">
            <text:p>0.000304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45" calcext:value-type="float">
            <text:p>0.000304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492" calcext:value-type="float">
            <text:p>0.000304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534" calcext:value-type="float">
            <text:p>0.000305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576" calcext:value-type="float">
            <text:p>0.000305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618" calcext:value-type="float">
            <text:p>0.000306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66" calcext:value-type="float">
            <text:p>0.00030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702" calcext:value-type="float">
            <text:p>0.000307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744" calcext:value-type="float">
            <text:p>0.000307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786" calcext:value-type="float">
            <text:p>0.000307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828" calcext:value-type="float">
            <text:p>0.000308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87" calcext:value-type="float">
            <text:p>0.000308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0912" calcext:value-type="float">
            <text:p>0.000309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954" calcext:value-type="float">
            <text:p>0.000309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0996" calcext:value-type="float">
            <text:p>0.000309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038" calcext:value-type="float">
            <text:p>0.000310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108" calcext:value-type="float">
            <text:p>0.00031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122" calcext:value-type="float">
            <text:p>0.000311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164" calcext:value-type="float">
            <text:p>0.000311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206" calcext:value-type="float">
            <text:p>0.000312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1248" calcext:value-type="float">
            <text:p>0.000312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29" calcext:value-type="float">
            <text:p>0.000312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332" calcext:value-type="float">
            <text:p>0.000313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1374" calcext:value-type="float">
            <text:p>0.000313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1416" calcext:value-type="float">
            <text:p>0.000314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458" calcext:value-type="float">
            <text:p>0.000314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5" calcext:value-type="float">
            <text:p>0.00031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542" calcext:value-type="float">
            <text:p>0.000315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584" calcext:value-type="float">
            <text:p>0.000315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626" calcext:value-type="float">
            <text:p>0.000316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1668" calcext:value-type="float">
            <text:p>0.000316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171" calcext:value-type="float">
            <text:p>0.000317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752" calcext:value-type="float">
            <text:p>0.000317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794" calcext:value-type="float">
            <text:p>0.0003179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836" calcext:value-type="float">
            <text:p>0.000318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878" calcext:value-type="float">
            <text:p>0.000318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92" calcext:value-type="float">
            <text:p>0.00031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1962" calcext:value-type="float">
            <text:p>0.000319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004" calcext:value-type="float">
            <text:p>0.000320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046" calcext:value-type="float">
            <text:p>0.000320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088" calcext:value-type="float">
            <text:p>0.000320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13" calcext:value-type="float">
            <text:p>0.000321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172" calcext:value-type="float">
            <text:p>0.000321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2214" calcext:value-type="float">
            <text:p>0.000322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256" calcext:value-type="float">
            <text:p>0.000322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298" calcext:value-type="float">
            <text:p>0.000322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34" calcext:value-type="float">
            <text:p>0.00032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382" calcext:value-type="float">
            <text:p>0.000323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424" calcext:value-type="float">
            <text:p>0.000324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466" calcext:value-type="float">
            <text:p>0.000324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508" calcext:value-type="float">
            <text:p>0.000325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55" calcext:value-type="float">
            <text:p>0.000325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592" calcext:value-type="float">
            <text:p>0.000325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634" calcext:value-type="float">
            <text:p>0.000326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676" calcext:value-type="float">
            <text:p>0.000326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718" calcext:value-type="float">
            <text:p>0.000327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76" calcext:value-type="float">
            <text:p>0.00032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802" calcext:value-type="float">
            <text:p>0.000328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844" calcext:value-type="float">
            <text:p>0.000328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886" calcext:value-type="float">
            <text:p>0.000328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2928" calcext:value-type="float">
            <text:p>0.000329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297" calcext:value-type="float">
            <text:p>0.000329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012" calcext:value-type="float">
            <text:p>0.000330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054" calcext:value-type="float">
            <text:p>0.0003305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096" calcext:value-type="float">
            <text:p>0.000330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138" calcext:value-type="float">
            <text:p>0.000331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18" calcext:value-type="float">
            <text:p>0.00033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222" calcext:value-type="float">
            <text:p>0.000332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264" calcext:value-type="float">
            <text:p>0.0003326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306" calcext:value-type="float">
            <text:p>0.0003330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348" calcext:value-type="float">
            <text:p>0.000333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39" calcext:value-type="float">
            <text:p>0.000333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432" calcext:value-type="float">
            <text:p>0.000334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474" calcext:value-type="float">
            <text:p>0.000334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516" calcext:value-type="float">
            <text:p>0.000335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3558" calcext:value-type="float">
            <text:p>0.000335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6" calcext:value-type="float">
            <text:p>0.0003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642" calcext:value-type="float">
            <text:p>0.000336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684" calcext:value-type="float">
            <text:p>0.0003368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726" calcext:value-type="float">
            <text:p>0.00033726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768" calcext:value-type="float">
            <text:p>0.000337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81" calcext:value-type="float">
            <text:p>0.000338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852" calcext:value-type="float">
            <text:p>0.000338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894" calcext:value-type="float">
            <text:p>0.000338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3936" calcext:value-type="float">
            <text:p>0.000339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3978" calcext:value-type="float">
            <text:p>0.000339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02" calcext:value-type="float">
            <text:p>0.00034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062" calcext:value-type="float">
            <text:p>0.000340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104" calcext:value-type="float">
            <text:p>0.000341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146" calcext:value-type="float">
            <text:p>0.000341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188" calcext:value-type="float">
            <text:p>0.000341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23" calcext:value-type="float">
            <text:p>0.000342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272" calcext:value-type="float">
            <text:p>0.0003427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314" calcext:value-type="float">
            <text:p>0.000343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356" calcext:value-type="float">
            <text:p>0.000343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398" calcext:value-type="float">
            <text:p>0.000343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44" calcext:value-type="float">
            <text:p>0.00034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34482" calcext:value-type="float">
            <text:p>0.000344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524" calcext:value-type="float">
            <text:p>0.0003452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566" calcext:value-type="float">
            <text:p>0.000345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608" calcext:value-type="float">
            <text:p>0.000346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65" calcext:value-type="float">
            <text:p>0.000346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692" calcext:value-type="float">
            <text:p>0.000346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734" calcext:value-type="float">
            <text:p>0.0003473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776" calcext:value-type="float">
            <text:p>0.000347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818" calcext:value-type="float">
            <text:p>0.000348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86" calcext:value-type="float">
            <text:p>0.00034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902" calcext:value-type="float">
            <text:p>0.000349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34944" calcext:value-type="float">
            <text:p>0.000349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4986" calcext:value-type="float">
            <text:p>0.000349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5028" calcext:value-type="float">
            <text:p>0.00035028</text:p>
          </table:table-cell>
          <table:table-cell office:value-type="float" office:value="-0.442211055" calcext:value-type="float">
            <text:p>-0.442211055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3507" calcext:value-type="float">
            <text:p>0.0003507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442211" calcext:value-type="float">
            <text:p>0.442211</text:p>
          </table:table-cell>
        </table:table-row>
        <table:table-row table:style-name="ro1">
          <table:table-cell office:value-type="float" office:value="0.00035112" calcext:value-type="float">
            <text:p>0.000351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0.40201" calcext:value-type="float">
            <text:p>0.40201</text:p>
          </table:table-cell>
        </table:table-row>
        <table:table-row table:style-name="ro1">
          <table:table-cell office:value-type="float" office:value="0.00035154" calcext:value-type="float">
            <text:p>0.000351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3819095" calcext:value-type="float">
            <text:p>0.3819095</text:p>
          </table:table-cell>
        </table:table-row>
        <table:table-row table:style-name="ro1">
          <table:table-cell office:value-type="float" office:value="0.00035196" calcext:value-type="float">
            <text:p>0.0003519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321608" calcext:value-type="float">
            <text:p>0.321608</text:p>
          </table:table-cell>
        </table:table-row>
        <table:table-row table:style-name="ro1">
          <table:table-cell office:value-type="float" office:value="0.00035238" calcext:value-type="float">
            <text:p>0.0003523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2613065" calcext:value-type="float">
            <text:p>0.2613065</text:p>
          </table:table-cell>
        </table:table-row>
        <table:table-row table:style-name="ro1">
          <table:table-cell office:value-type="float" office:value="0.0003528" calcext:value-type="float">
            <text:p>0.00035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1809045" calcext:value-type="float">
            <text:p>0.1809045</text:p>
          </table:table-cell>
        </table:table-row>
        <table:table-row table:style-name="ro1">
          <table:table-cell office:value-type="float" office:value="0.00035322" calcext:value-type="float">
            <text:p>0.0003532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0.120603" calcext:value-type="float">
            <text:p>0.120603</text:p>
          </table:table-cell>
        </table:table-row>
        <table:table-row table:style-name="ro1">
          <table:table-cell office:value-type="float" office:value="0.00035364" calcext:value-type="float">
            <text:p>0.000353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35406" calcext:value-type="float">
            <text:p>0.0003540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0201005" calcext:value-type="float">
            <text:p>-0.0201005</text:p>
          </table:table-cell>
        </table:table-row>
        <table:table-row table:style-name="ro1">
          <table:table-cell office:value-type="float" office:value="0.00035448" calcext:value-type="float">
            <text:p>0.0003544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3549" calcext:value-type="float">
            <text:p>0.0003549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160804" calcext:value-type="float">
            <text:p>-0.160804</text:p>
          </table:table-cell>
        </table:table-row>
        <table:table-row table:style-name="ro1">
          <table:table-cell office:value-type="float" office:value="0.00035532" calcext:value-type="float">
            <text:p>0.000355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35574" calcext:value-type="float">
            <text:p>0.00035574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015075" calcext:value-type="float">
            <text:p>-0.3015075</text:p>
          </table:table-cell>
        </table:table-row>
        <table:table-row table:style-name="ro1">
          <table:table-cell office:value-type="float" office:value="0.00035616" calcext:value-type="float">
            <text:p>0.0003561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361809" calcext:value-type="float">
            <text:p>-0.361809</text:p>
          </table:table-cell>
        </table:table-row>
        <table:table-row table:style-name="ro1">
          <table:table-cell office:value-type="float" office:value="0.00035658" calcext:value-type="float">
            <text:p>0.00035658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0201" calcext:value-type="float">
            <text:p>-0.40201</text:p>
          </table:table-cell>
        </table:table-row>
        <table:table-row table:style-name="ro1">
          <table:table-cell office:value-type="float" office:value="0.000357" calcext:value-type="float">
            <text:p>0.00035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623115" calcext:value-type="float">
            <text:p>-0.4623115</text:p>
          </table:table-cell>
        </table:table-row>
        <table:table-row table:style-name="ro1">
          <table:table-cell office:value-type="float" office:value="0.00035742" calcext:value-type="float">
            <text:p>0.00035742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5784" calcext:value-type="float">
            <text:p>0.000357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5826" calcext:value-type="float">
            <text:p>0.000358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5868" calcext:value-type="float">
            <text:p>0.0003586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591" calcext:value-type="float">
            <text:p>0.000359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5952" calcext:value-type="float">
            <text:p>0.000359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5994" calcext:value-type="float">
            <text:p>0.000359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6036" calcext:value-type="float">
            <text:p>0.000360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6078" calcext:value-type="float">
            <text:p>0.000360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612" calcext:value-type="float">
            <text:p>0.00036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603015" calcext:value-type="float">
            <text:p>-0.603015</text:p>
          </table:table-cell>
        </table:table-row>
        <table:table-row table:style-name="ro1">
          <table:table-cell office:value-type="float" office:value="0.00036162" calcext:value-type="float">
            <text:p>0.000361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6204" calcext:value-type="float">
            <text:p>0.000362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6246" calcext:value-type="float">
            <text:p>0.000362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6288" calcext:value-type="float">
            <text:p>0.000362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829145" calcext:value-type="float">
            <text:p>-0.5829145</text:p>
          </table:table-cell>
        </table:table-row>
        <table:table-row table:style-name="ro1">
          <table:table-cell office:value-type="float" office:value="0.0003633" calcext:value-type="float">
            <text:p>0.000363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6372" calcext:value-type="float">
            <text:p>0.000363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6414" calcext:value-type="float">
            <text:p>0.000364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62814" calcext:value-type="float">
            <text:p>-0.562814</text:p>
          </table:table-cell>
        </table:table-row>
        <table:table-row table:style-name="ro1">
          <table:table-cell office:value-type="float" office:value="0.00036456" calcext:value-type="float">
            <text:p>0.000364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427135" calcext:value-type="float">
            <text:p>-0.5427135</text:p>
          </table:table-cell>
        </table:table-row>
        <table:table-row table:style-name="ro1">
          <table:table-cell office:value-type="float" office:value="0.00036498" calcext:value-type="float">
            <text:p>0.000364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654" calcext:value-type="float">
            <text:p>0.00036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6582" calcext:value-type="float">
            <text:p>0.000365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6624" calcext:value-type="float">
            <text:p>0.000366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6666" calcext:value-type="float">
            <text:p>0.000366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6708" calcext:value-type="float">
            <text:p>0.0003670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675" calcext:value-type="float">
            <text:p>0.000367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6792" calcext:value-type="float">
            <text:p>0.000367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6834" calcext:value-type="float">
            <text:p>0.000368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6876" calcext:value-type="float">
            <text:p>0.000368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6918" calcext:value-type="float">
            <text:p>0.000369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696" calcext:value-type="float">
            <text:p>0.00036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002" calcext:value-type="float">
            <text:p>0.000370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044" calcext:value-type="float">
            <text:p>0.000370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086" calcext:value-type="float">
            <text:p>0.000370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128" calcext:value-type="float">
            <text:p>0.000371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17" calcext:value-type="float">
            <text:p>0.000371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212" calcext:value-type="float">
            <text:p>0.000372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254" calcext:value-type="float">
            <text:p>0.000372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296" calcext:value-type="float">
            <text:p>0.000372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338" calcext:value-type="float">
            <text:p>0.000373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38" calcext:value-type="float">
            <text:p>0.00037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7422" calcext:value-type="float">
            <text:p>0.000374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464" calcext:value-type="float">
            <text:p>0.0003746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506" calcext:value-type="float">
            <text:p>0.000375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548" calcext:value-type="float">
            <text:p>0.000375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59" calcext:value-type="float">
            <text:p>0.000375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632" calcext:value-type="float">
            <text:p>0.000376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674" calcext:value-type="float">
            <text:p>0.000376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716" calcext:value-type="float">
            <text:p>0.000377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758" calcext:value-type="float">
            <text:p>0.000377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8" calcext:value-type="float">
            <text:p>0.0003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842" calcext:value-type="float">
            <text:p>0.000378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884" calcext:value-type="float">
            <text:p>0.000378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926" calcext:value-type="float">
            <text:p>0.000379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7968" calcext:value-type="float">
            <text:p>0.000379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01" calcext:value-type="float">
            <text:p>0.000380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052" calcext:value-type="float">
            <text:p>0.000380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094" calcext:value-type="float">
            <text:p>0.000380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136" calcext:value-type="float">
            <text:p>0.000381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178" calcext:value-type="float">
            <text:p>0.000381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22" calcext:value-type="float">
            <text:p>0.000382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262" calcext:value-type="float">
            <text:p>0.000382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304" calcext:value-type="float">
            <text:p>0.000383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346" calcext:value-type="float">
            <text:p>0.000383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388" calcext:value-type="float">
            <text:p>0.000383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43" calcext:value-type="float">
            <text:p>0.000384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472" calcext:value-type="float">
            <text:p>0.000384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514" calcext:value-type="float">
            <text:p>0.000385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556" calcext:value-type="float">
            <text:p>0.000385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598" calcext:value-type="float">
            <text:p>0.000385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64" calcext:value-type="float">
            <text:p>0.00038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682" calcext:value-type="float">
            <text:p>0.000386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724" calcext:value-type="float">
            <text:p>0.000387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766" calcext:value-type="float">
            <text:p>0.000387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808" calcext:value-type="float">
            <text:p>0.000388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85" calcext:value-type="float">
            <text:p>0.000388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892" calcext:value-type="float">
            <text:p>0.000388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8934" calcext:value-type="float">
            <text:p>0.000389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8976" calcext:value-type="float">
            <text:p>0.000389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018" calcext:value-type="float">
            <text:p>0.000390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06" calcext:value-type="float">
            <text:p>0.00039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102" calcext:value-type="float">
            <text:p>0.000391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144" calcext:value-type="float">
            <text:p>0.000391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9186" calcext:value-type="float">
            <text:p>0.000391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228" calcext:value-type="float">
            <text:p>0.0003922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27" calcext:value-type="float">
            <text:p>0.000392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312" calcext:value-type="float">
            <text:p>0.000393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9354" calcext:value-type="float">
            <text:p>0.000393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9396" calcext:value-type="float">
            <text:p>0.000393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9438" calcext:value-type="float">
            <text:p>0.000394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948" calcext:value-type="float">
            <text:p>0.00039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522" calcext:value-type="float">
            <text:p>0.000395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482412" calcext:value-type="float">
            <text:p>-0.482412</text:p>
          </table:table-cell>
        </table:table-row>
        <table:table-row table:style-name="ro1">
          <table:table-cell office:value-type="float" office:value="0.00039564" calcext:value-type="float">
            <text:p>0.000395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9606" calcext:value-type="float">
            <text:p>0.000396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648" calcext:value-type="float">
            <text:p>0.0003964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969" calcext:value-type="float">
            <text:p>0.000396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732" calcext:value-type="float">
            <text:p>0.000397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39774" calcext:value-type="float">
            <text:p>0.000397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816" calcext:value-type="float">
            <text:p>0.000398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858" calcext:value-type="float">
            <text:p>0.000398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9" calcext:value-type="float">
            <text:p>0.000399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942" calcext:value-type="float">
            <text:p>0.000399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39984" calcext:value-type="float">
            <text:p>0.000399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026" calcext:value-type="float">
            <text:p>0.00040026</text:p>
          </table:table-cell>
          <table:table-cell office:value-type="float" office:value="-0.490452261" calcext:value-type="float">
            <text:p>-0.490452261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068" calcext:value-type="float">
            <text:p>0.000400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011" calcext:value-type="float">
            <text:p>0.000401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152" calcext:value-type="float">
            <text:p>0.000401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0194" calcext:value-type="float">
            <text:p>0.000401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236" calcext:value-type="float">
            <text:p>0.000402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278" calcext:value-type="float">
            <text:p>0.000402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32" calcext:value-type="float">
            <text:p>0.000403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362" calcext:value-type="float">
            <text:p>0.000403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404" calcext:value-type="float">
            <text:p>0.000404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446" calcext:value-type="float">
            <text:p>0.000404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488" calcext:value-type="float">
            <text:p>0.000404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53" calcext:value-type="float">
            <text:p>0.000405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572" calcext:value-type="float">
            <text:p>0.000405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0614" calcext:value-type="float">
            <text:p>0.000406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656" calcext:value-type="float">
            <text:p>0.0004065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698" calcext:value-type="float">
            <text:p>0.000406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74" calcext:value-type="float">
            <text:p>0.000407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0782" calcext:value-type="float">
            <text:p>0.000407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824" calcext:value-type="float">
            <text:p>0.000408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866" calcext:value-type="float">
            <text:p>0.000408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908" calcext:value-type="float">
            <text:p>0.000409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95" calcext:value-type="float">
            <text:p>0.000409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0992" calcext:value-type="float">
            <text:p>0.000409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034" calcext:value-type="float">
            <text:p>0.000410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076" calcext:value-type="float">
            <text:p>0.000410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118" calcext:value-type="float">
            <text:p>0.000411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16" calcext:value-type="float">
            <text:p>0.00041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202" calcext:value-type="float">
            <text:p>0.0004120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244" calcext:value-type="float">
            <text:p>0.000412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286" calcext:value-type="float">
            <text:p>0.000412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328" calcext:value-type="float">
            <text:p>0.000413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37" calcext:value-type="float">
            <text:p>0.000413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412" calcext:value-type="float">
            <text:p>0.000414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454" calcext:value-type="float">
            <text:p>0.000414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496" calcext:value-type="float">
            <text:p>0.000414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538" calcext:value-type="float">
            <text:p>0.0004153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58" calcext:value-type="float">
            <text:p>0.00041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622" calcext:value-type="float">
            <text:p>0.000416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664" calcext:value-type="float">
            <text:p>0.000416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1706" calcext:value-type="float">
            <text:p>0.000417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748" calcext:value-type="float">
            <text:p>0.000417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79" calcext:value-type="float">
            <text:p>0.000417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832" calcext:value-type="float">
            <text:p>0.000418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874" calcext:value-type="float">
            <text:p>0.000418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916" calcext:value-type="float">
            <text:p>0.0004191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1958" calcext:value-type="float">
            <text:p>0.0004195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" calcext:value-type="float">
            <text:p>0.000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042" calcext:value-type="float">
            <text:p>0.000420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084" calcext:value-type="float">
            <text:p>0.000420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126" calcext:value-type="float">
            <text:p>0.000421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168" calcext:value-type="float">
            <text:p>0.000421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21" calcext:value-type="float">
            <text:p>0.000422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252" calcext:value-type="float">
            <text:p>0.000422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294" calcext:value-type="float">
            <text:p>0.000422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336" calcext:value-type="float">
            <text:p>0.0004233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378" calcext:value-type="float">
            <text:p>0.0004237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42" calcext:value-type="float">
            <text:p>0.000424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462" calcext:value-type="float">
            <text:p>0.000424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504" calcext:value-type="float">
            <text:p>0.000425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546" calcext:value-type="float">
            <text:p>0.0004254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588" calcext:value-type="float">
            <text:p>0.0004258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63" calcext:value-type="float">
            <text:p>0.000426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672" calcext:value-type="float">
            <text:p>0.0004267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714" calcext:value-type="float">
            <text:p>0.000427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756" calcext:value-type="float">
            <text:p>0.000427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2798" calcext:value-type="float">
            <text:p>0.000427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84" calcext:value-type="float">
            <text:p>0.000428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882" calcext:value-type="float">
            <text:p>0.000428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924" calcext:value-type="float">
            <text:p>0.0004292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2966" calcext:value-type="float">
            <text:p>0.0004296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008" calcext:value-type="float">
            <text:p>0.0004300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305" calcext:value-type="float">
            <text:p>0.0004305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092" calcext:value-type="float">
            <text:p>0.0004309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134" calcext:value-type="float">
            <text:p>0.0004313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176" calcext:value-type="float">
            <text:p>0.0004317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3218" calcext:value-type="float">
            <text:p>0.0004321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26" calcext:value-type="float">
            <text:p>0.000432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302" calcext:value-type="float">
            <text:p>0.0004330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344" calcext:value-type="float">
            <text:p>0.0004334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386" calcext:value-type="float">
            <text:p>0.0004338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428" calcext:value-type="float">
            <text:p>0.0004342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47" calcext:value-type="float">
            <text:p>0.0004347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512" calcext:value-type="float">
            <text:p>0.0004351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554" calcext:value-type="float">
            <text:p>0.0004355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596" calcext:value-type="float">
            <text:p>0.0004359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638" calcext:value-type="float">
            <text:p>0.0004363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68" calcext:value-type="float">
            <text:p>0.00043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3722" calcext:value-type="float">
            <text:p>0.0004372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764" calcext:value-type="float">
            <text:p>0.0004376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806" calcext:value-type="float">
            <text:p>0.0004380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848" calcext:value-type="float">
            <text:p>0.0004384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389" calcext:value-type="float">
            <text:p>0.0004389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932" calcext:value-type="float">
            <text:p>0.0004393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3974" calcext:value-type="float">
            <text:p>0.0004397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016" calcext:value-type="float">
            <text:p>0.0004401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058" calcext:value-type="float">
            <text:p>0.0004405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1" calcext:value-type="float">
            <text:p>0.000441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142" calcext:value-type="float">
            <text:p>0.0004414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184" calcext:value-type="float">
            <text:p>0.0004418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226" calcext:value-type="float">
            <text:p>0.0004422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268" calcext:value-type="float">
            <text:p>0.0004426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31" calcext:value-type="float">
            <text:p>0.0004431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352" calcext:value-type="float">
            <text:p>0.0004435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394" calcext:value-type="float">
            <text:p>0.000443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436" calcext:value-type="float">
            <text:p>0.0004443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478" calcext:value-type="float">
            <text:p>0.0004447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52" calcext:value-type="float">
            <text:p>0.000445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562" calcext:value-type="float">
            <text:p>0.0004456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604" calcext:value-type="float">
            <text:p>0.00044604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646" calcext:value-type="float">
            <text:p>0.00044646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688" calcext:value-type="float">
            <text:p>0.00044688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73" calcext:value-type="float">
            <text:p>0.0004473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772" calcext:value-type="float">
            <text:p>0.00044772</text:p>
          </table:table-cell>
          <table:table-cell office:value-type="float" office:value="-0.506532663" calcext:value-type="float">
            <text:p>-0.506532663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814" calcext:value-type="float">
            <text:p>0.0004481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856" calcext:value-type="float">
            <text:p>0.00044856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22613" calcext:value-type="float">
            <text:p>-0.522613</text:p>
          </table:table-cell>
        </table:table-row>
        <table:table-row table:style-name="ro1">
          <table:table-cell office:value-type="float" office:value="0.00044898" calcext:value-type="float">
            <text:p>0.00044898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94" calcext:value-type="float">
            <text:p>0.0004494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4982" calcext:value-type="float">
            <text:p>0.00044982</text:p>
          </table:table-cell>
          <table:table-cell office:value-type="float" office:value="-0.498492462" calcext:value-type="float">
            <text:p>-0.498492462</text:p>
          </table:table-cell>
          <table:table-cell office:value-type="float" office:value="-0.5025125" calcext:value-type="float">
            <text:p>-0.5025125</text:p>
          </table:table-cell>
        </table:table-row>
        <table:table-row table:style-name="ro1">
          <table:table-cell office:value-type="float" office:value="0.00045024" calcext:value-type="float">
            <text:p>0.000450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5066" calcext:value-type="float">
            <text:p>0.0004506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5108" calcext:value-type="float">
            <text:p>0.000451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442211" calcext:value-type="float">
            <text:p>-0.442211</text:p>
          </table:table-cell>
        </table:table-row>
        <table:table-row table:style-name="ro1">
          <table:table-cell office:value-type="float" office:value="0.0004515" calcext:value-type="float">
            <text:p>0.0004515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819095" calcext:value-type="float">
            <text:p>-0.3819095</text:p>
          </table:table-cell>
        </table:table-row>
        <table:table-row table:style-name="ro1">
          <table:table-cell office:value-type="float" office:value="0.00045192" calcext:value-type="float">
            <text:p>0.000451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3417085" calcext:value-type="float">
            <text:p>-0.3417085</text:p>
          </table:table-cell>
        </table:table-row>
        <table:table-row table:style-name="ro1">
          <table:table-cell office:value-type="float" office:value="0.00045234" calcext:value-type="float">
            <text:p>0.0004523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41206" calcext:value-type="float">
            <text:p>-0.241206</text:p>
          </table:table-cell>
        </table:table-row>
        <table:table-row table:style-name="ro1">
          <table:table-cell office:value-type="float" office:value="0.00045276" calcext:value-type="float">
            <text:p>0.0004527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201005" calcext:value-type="float">
            <text:p>-0.201005</text:p>
          </table:table-cell>
        </table:table-row>
        <table:table-row table:style-name="ro1">
          <table:table-cell office:value-type="float" office:value="0.00045318" calcext:value-type="float">
            <text:p>0.0004531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1005025" calcext:value-type="float">
            <text:p>-0.1005025</text:p>
          </table:table-cell>
        </table:table-row>
        <table:table-row table:style-name="ro1">
          <table:table-cell office:value-type="float" office:value="0.0004536" calcext:value-type="float">
            <text:p>0.0004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-0.040201" calcext:value-type="float">
            <text:p>-0.040201</text:p>
          </table:table-cell>
        </table:table-row>
        <table:table-row table:style-name="ro1">
          <table:table-cell office:value-type="float" office:value="0.00045402" calcext:value-type="float">
            <text:p>0.0004540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040201" calcext:value-type="float">
            <text:p>0.040201</text:p>
          </table:table-cell>
        </table:table-row>
        <table:table-row table:style-name="ro1">
          <table:table-cell office:value-type="float" office:value="0.00045444" calcext:value-type="float">
            <text:p>0.0004544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1005025" calcext:value-type="float">
            <text:p>0.1005025</text:p>
          </table:table-cell>
        </table:table-row>
        <table:table-row table:style-name="ro1">
          <table:table-cell office:value-type="float" office:value="0.00045486" calcext:value-type="float">
            <text:p>0.0004548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201005" calcext:value-type="float">
            <text:p>0.201005</text:p>
          </table:table-cell>
        </table:table-row>
        <table:table-row table:style-name="ro1">
          <table:table-cell office:value-type="float" office:value="0.00045528" calcext:value-type="float">
            <text:p>0.00045528</text:p>
          </table:table-cell>
          <table:table-cell office:value-type="float" office:value="0.474371859" calcext:value-type="float">
            <text:p>0.474371859</text:p>
          </table:table-cell>
          <table:table-cell office:value-type="float" office:value="0.241206" calcext:value-type="float">
            <text:p>0.241206</text:p>
          </table:table-cell>
        </table:table-row>
        <table:table-row table:style-name="ro1">
          <table:table-cell office:value-type="float" office:value="0.0004557" calcext:value-type="float">
            <text:p>0.000455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015075" calcext:value-type="float">
            <text:p>0.3015075</text:p>
          </table:table-cell>
        </table:table-row>
        <table:table-row table:style-name="ro1">
          <table:table-cell office:value-type="float" office:value="0.00045612" calcext:value-type="float">
            <text:p>0.000456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361809" calcext:value-type="float">
            <text:p>0.361809</text:p>
          </table:table-cell>
        </table:table-row>
        <table:table-row table:style-name="ro1">
          <table:table-cell office:value-type="float" office:value="0.00045654" calcext:value-type="float">
            <text:p>0.0004565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45696" calcext:value-type="float">
            <text:p>0.0004569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221105" calcext:value-type="float">
            <text:p>0.4221105</text:p>
          </table:table-cell>
        </table:table-row>
        <table:table-row table:style-name="ro1">
          <table:table-cell office:value-type="float" office:value="0.00045738" calcext:value-type="float">
            <text:p>0.000457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578" calcext:value-type="float">
            <text:p>0.000457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5822" calcext:value-type="float">
            <text:p>0.000458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45864" calcext:value-type="float">
            <text:p>0.000458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45906" calcext:value-type="float">
            <text:p>0.000459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5948" calcext:value-type="float">
            <text:p>0.0004594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599" calcext:value-type="float">
            <text:p>0.000459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6032" calcext:value-type="float">
            <text:p>0.0004603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6074" calcext:value-type="float">
            <text:p>0.000460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6116" calcext:value-type="float">
            <text:p>0.000461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6158" calcext:value-type="float">
            <text:p>0.000461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829145" calcext:value-type="float">
            <text:p>0.5829145</text:p>
          </table:table-cell>
        </table:table-row>
        <table:table-row table:style-name="ro1">
          <table:table-cell office:value-type="float" office:value="0.000462" calcext:value-type="float">
            <text:p>0.0004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6242" calcext:value-type="float">
            <text:p>0.000462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6284" calcext:value-type="float">
            <text:p>0.000462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46326" calcext:value-type="float">
            <text:p>0.000463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62814" calcext:value-type="float">
            <text:p>0.562814</text:p>
          </table:table-cell>
        </table:table-row>
        <table:table-row table:style-name="ro1">
          <table:table-cell office:value-type="float" office:value="0.00046368" calcext:value-type="float">
            <text:p>0.000463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4641" calcext:value-type="float">
            <text:p>0.000464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427135" calcext:value-type="float">
            <text:p>0.5427135</text:p>
          </table:table-cell>
        </table:table-row>
        <table:table-row table:style-name="ro1">
          <table:table-cell office:value-type="float" office:value="0.00046452" calcext:value-type="float">
            <text:p>0.000464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22613" calcext:value-type="float">
            <text:p>0.522613</text:p>
          </table:table-cell>
        </table:table-row>
        <table:table-row table:style-name="ro1">
          <table:table-cell office:value-type="float" office:value="0.00046494" calcext:value-type="float">
            <text:p>0.000464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6536" calcext:value-type="float">
            <text:p>0.00046536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6578" calcext:value-type="float">
            <text:p>0.000465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662" calcext:value-type="float">
            <text:p>0.00046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6662" calcext:value-type="float">
            <text:p>0.000466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6704" calcext:value-type="float">
            <text:p>0.000467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6746" calcext:value-type="float">
            <text:p>0.000467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6788" calcext:value-type="float">
            <text:p>0.000467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683" calcext:value-type="float">
            <text:p>0.000468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6872" calcext:value-type="float">
            <text:p>0.000468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6914" calcext:value-type="float">
            <text:p>0.00046914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6956" calcext:value-type="float">
            <text:p>0.000469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6998" calcext:value-type="float">
            <text:p>0.0004699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04" calcext:value-type="float">
            <text:p>0.00047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7082" calcext:value-type="float">
            <text:p>0.0004708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7124" calcext:value-type="float">
            <text:p>0.000471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7166" calcext:value-type="float">
            <text:p>0.000471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208" calcext:value-type="float">
            <text:p>0.0004720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25" calcext:value-type="float">
            <text:p>0.000472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292" calcext:value-type="float">
            <text:p>0.0004729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7334" calcext:value-type="float">
            <text:p>0.000473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376" calcext:value-type="float">
            <text:p>0.000473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7418" calcext:value-type="float">
            <text:p>0.000474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46" calcext:value-type="float">
            <text:p>0.00047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502" calcext:value-type="float">
            <text:p>0.000475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544" calcext:value-type="float">
            <text:p>0.000475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586" calcext:value-type="float">
            <text:p>0.000475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7628" calcext:value-type="float">
            <text:p>0.0004762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67" calcext:value-type="float">
            <text:p>0.000476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7712" calcext:value-type="float">
            <text:p>0.000477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754" calcext:value-type="float">
            <text:p>0.000477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7796" calcext:value-type="float">
            <text:p>0.000477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7838" calcext:value-type="float">
            <text:p>0.000478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88" calcext:value-type="float">
            <text:p>0.000478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922" calcext:value-type="float">
            <text:p>0.0004792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7964" calcext:value-type="float">
            <text:p>0.0004796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006" calcext:value-type="float">
            <text:p>0.0004800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048" calcext:value-type="float">
            <text:p>0.0004804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09" calcext:value-type="float">
            <text:p>0.0004809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132" calcext:value-type="float">
            <text:p>0.0004813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174" calcext:value-type="float">
            <text:p>0.0004817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216" calcext:value-type="float">
            <text:p>0.0004821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258" calcext:value-type="float">
            <text:p>0.0004825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3" calcext:value-type="float">
            <text:p>0.00048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342" calcext:value-type="float">
            <text:p>0.0004834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384" calcext:value-type="float">
            <text:p>0.0004838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426" calcext:value-type="float">
            <text:p>0.0004842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468" calcext:value-type="float">
            <text:p>0.0004846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51" calcext:value-type="float">
            <text:p>0.0004851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552" calcext:value-type="float">
            <text:p>0.0004855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594" calcext:value-type="float">
            <text:p>0.0004859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636" calcext:value-type="float">
            <text:p>0.0004863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678" calcext:value-type="float">
            <text:p>0.0004867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72" calcext:value-type="float">
            <text:p>0.00048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762" calcext:value-type="float">
            <text:p>0.0004876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804" calcext:value-type="float">
            <text:p>0.0004880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623115" calcext:value-type="float">
            <text:p>0.4623115</text:p>
          </table:table-cell>
        </table:table-row>
        <table:table-row table:style-name="ro1">
          <table:table-cell office:value-type="float" office:value="0.00048846" calcext:value-type="float">
            <text:p>0.0004884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888" calcext:value-type="float">
            <text:p>0.0004888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893" calcext:value-type="float">
            <text:p>0.0004893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8972" calcext:value-type="float">
            <text:p>0.0004897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014" calcext:value-type="float">
            <text:p>0.0004901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056" calcext:value-type="float">
            <text:p>0.000490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098" calcext:value-type="float">
            <text:p>0.00049098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14" calcext:value-type="float">
            <text:p>0.0004914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182" calcext:value-type="float">
            <text:p>0.00049182</text:p>
          </table:table-cell>
          <table:table-cell office:value-type="float" office:value="0.498492462" calcext:value-type="float">
            <text:p>0.498492462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224" calcext:value-type="float">
            <text:p>0.0004922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266" calcext:value-type="float">
            <text:p>0.0004926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308" calcext:value-type="float">
            <text:p>0.0004930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35" calcext:value-type="float">
            <text:p>0.0004935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392" calcext:value-type="float">
            <text:p>0.00049392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434" calcext:value-type="float">
            <text:p>0.0004943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476" calcext:value-type="float">
            <text:p>0.0004947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518" calcext:value-type="float">
            <text:p>0.0004951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56" calcext:value-type="float">
            <text:p>0.000495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602" calcext:value-type="float">
            <text:p>0.0004960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644" calcext:value-type="float">
            <text:p>0.0004964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686" calcext:value-type="float">
            <text:p>0.0004968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728" calcext:value-type="float">
            <text:p>0.00049728</text:p>
          </table:table-cell>
          <table:table-cell office:value-type="float" office:value="0.48241206" calcext:value-type="float">
            <text:p>0.48241206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77" calcext:value-type="float">
            <text:p>0.0004977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812" calcext:value-type="float">
            <text:p>0.00049812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854" calcext:value-type="float">
            <text:p>0.00049854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  <table:table-row table:style-name="ro1">
          <table:table-cell office:value-type="float" office:value="0.00049896" calcext:value-type="float">
            <text:p>0.00049896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482412" calcext:value-type="float">
            <text:p>0.482412</text:p>
          </table:table-cell>
        </table:table-row>
        <table:table-row table:style-name="ro1">
          <table:table-cell office:value-type="float" office:value="0.00049938" calcext:value-type="float">
            <text:p>0.00049938</text:p>
          </table:table-cell>
          <table:table-cell office:value-type="float" office:value="0.490452261" calcext:value-type="float">
            <text:p>0.490452261</text:p>
          </table:table-cell>
          <table:table-cell office:value-type="float" office:value="0.5025125" calcext:value-type="float">
            <text:p>0.5025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7T12:18:18.532685836</dc:date>
    <meta:editing-duration>PT1M51S</meta:editing-duration>
    <meta:editing-cycles>1</meta:editing-cycles>
    <meta:document-statistic meta:table-count="1" meta:cell-count="357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68cm" svg:height="15.68cm" xlink:href=".." xlink:type="simple" chart:class="chart:scatter" chart:style-name="ch1">
        <chart:title svg:x="7.407cm" svg:y="0.449cm" chart:style-name="ch2">
          <text:p>Series RLC Circuit, Critically Damped</text:p>
        </chart:title>
        <chart:legend chart:legend-position="end" svg:x="20.648cm" svg:y="7.292cm" style:legend-expansion="high" chart:style-name="ch3"/>
        <chart:plot-area chart:style-name="ch4" table:cell-range-address="RLC_crit_damped.A1:RLC_crit_damped.C1191" chart:data-source-has-labels="row" svg:x="1.46cm" svg:y="1.541cm" svg:width="18.739cm" svg:height="12.845cm">
          <chartooo:coordinate-region svg:x="2.293cm" svg:y="1.74cm" svg:width="17.388cm" svg:height="12.447cm"/>
          <chart:axis chart:dimension="x" chart:name="primary-x" chart:style-name="ch5">
            <chart:title svg:x="10.203cm" svg:y="14.699cm" chart:style-name="ch6">
              <text:p>Time (s)</text:p>
            </chart:title>
          </chart:axis>
          <chart:axis chart:dimension="y" chart:name="primary-y" chart:style-name="ch5">
            <chart:title svg:x="0.451cm" svg:y="8.814cm" chart:style-name="ch7">
              <text:p>Voltage (V)</text:p>
            </chart:title>
            <chart:grid chart:style-name="ch8" chart:class="major"/>
          </chart:axis>
          <chart:series chart:style-name="ch9" chart:values-cell-range-address="RLC_crit_damped.B2:RLC_crit_damped.B1191" chart:label-cell-address="RLC_crit_damped.B1:RLC_crit_damped.B1" chart:class="chart:scatter">
            <chart:domain table:cell-range-address="RLC_crit_damped.A2:RLC_crit_damped.A1191"/>
            <chart:data-point chart:repeated="1190"/>
          </chart:series>
          <chart:series chart:style-name="ch10" chart:values-cell-range-address="RLC_crit_damped.C2:RLC_crit_damped.C1191" chart:label-cell-address="RLC_crit_damped.C1:RLC_crit_damped.C1" chart:class="chart:scatter">
            <chart:data-point chart:repeated="119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in</text:p>
                <draw:g>
                  <svg:desc>RLC_crit_damped.B1:RLC_crit_damped.B1</svg:desc>
                </draw:g>
              </table:table-cell>
              <table:table-cell office:value-type="string">
                <text:p>Vc</text:p>
                <draw:g>
                  <svg:desc>RLC_crit_damped.C1:RLC_crit_dampe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LC_crit_damped.A2:RLC_crit_damped.A1191</svg:desc>
                </draw:g>
              </table:table-cell>
              <table:table-cell office:value-type="float" office:value="-0.506532663">
                <text:p>-0.506532663</text:p>
                <draw:g>
                  <svg:desc>RLC_crit_damped.B2:RLC_crit_damped.B1191</svg:desc>
                </draw:g>
              </table:table-cell>
              <table:table-cell office:value-type="float" office:value="-0.522613">
                <text:p>-0.522613</text:p>
                <draw:g>
                  <svg:desc>RLC_crit_damped.C2:RLC_crit_damped.C11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42">
                <text:p>0.000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084">
                <text:p>0.00000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126">
                <text:p>0.000001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168">
                <text:p>0.00000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021">
                <text:p>0.00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0252">
                <text:p>0.000002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294">
                <text:p>0.00000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0336">
                <text:p>0.00000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0378">
                <text:p>0.000003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42">
                <text:p>0.00000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0462">
                <text:p>0.000004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0504">
                <text:p>0.00000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546">
                <text:p>0.000005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0588">
                <text:p>0.00000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063">
                <text:p>0.00000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672">
                <text:p>0.000006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714">
                <text:p>0.000007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0756">
                <text:p>0.00000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798">
                <text:p>0.000007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084">
                <text:p>0.0000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0882">
                <text:p>0.000008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0924">
                <text:p>0.00000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0966">
                <text:p>0.000009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1008">
                <text:p>0.00001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105">
                <text:p>0.000010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1092">
                <text:p>0.000010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1134">
                <text:p>0.0000113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1176">
                <text:p>0.00001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1218">
                <text:p>0.000012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126">
                <text:p>0.00001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1302">
                <text:p>0.000013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1344">
                <text:p>0.000013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1386">
                <text:p>0.0000138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1428">
                <text:p>0.000014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147">
                <text:p>0.000014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1512">
                <text:p>0.000015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1554">
                <text:p>0.000015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1596">
                <text:p>0.00001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1638">
                <text:p>0.000016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168">
                <text:p>0.0000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1722">
                <text:p>0.000017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1764">
                <text:p>0.00001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1806">
                <text:p>0.000018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01848">
                <text:p>0.000018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0189">
                <text:p>0.000018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01932">
                <text:p>0.00001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01974">
                <text:p>0.000019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02016">
                <text:p>0.00002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02058">
                <text:p>0.000020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021">
                <text:p>0.0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02142">
                <text:p>0.000021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02184">
                <text:p>0.00002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02226">
                <text:p>0.000022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02268">
                <text:p>0.00002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0231">
                <text:p>0.000023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02352">
                <text:p>0.00002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02394">
                <text:p>0.00002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02436">
                <text:p>0.00002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02478">
                <text:p>0.000024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0252">
                <text:p>0.0000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02562">
                <text:p>0.000025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02604">
                <text:p>0.00002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02646">
                <text:p>0.000026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02688">
                <text:p>0.00002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0273">
                <text:p>0.0000273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02772">
                <text:p>0.00002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02814">
                <text:p>0.000028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02856">
                <text:p>0.00002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02898">
                <text:p>0.000028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0294">
                <text:p>0.00002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02982">
                <text:p>0.0000298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03024">
                <text:p>0.000030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03066">
                <text:p>0.000030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03108">
                <text:p>0.000031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0315">
                <text:p>0.000031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03192">
                <text:p>0.00003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03234">
                <text:p>0.000032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03276">
                <text:p>0.000032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03318">
                <text:p>0.000033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0336">
                <text:p>0.00003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03402">
                <text:p>0.000034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03444">
                <text:p>0.00003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03486">
                <text:p>0.000034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03528">
                <text:p>0.00003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357">
                <text:p>0.000035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3612">
                <text:p>0.00003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3654">
                <text:p>0.000036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3696">
                <text:p>0.00003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3738">
                <text:p>0.000037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378">
                <text:p>0.00003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3822">
                <text:p>0.000038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3864">
                <text:p>0.00003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3906">
                <text:p>0.000039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3948">
                <text:p>0.00003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399">
                <text:p>0.000039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4032">
                <text:p>0.000040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4074">
                <text:p>0.000040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4116">
                <text:p>0.00004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4158">
                <text:p>0.000041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42">
                <text:p>0.000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4242">
                <text:p>0.000042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4284">
                <text:p>0.00004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4326">
                <text:p>0.000043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4368">
                <text:p>0.00004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441">
                <text:p>0.000044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4452">
                <text:p>0.000044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4494">
                <text:p>0.000044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4536">
                <text:p>0.000045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4578">
                <text:p>0.000045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462">
                <text:p>0.000046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4662">
                <text:p>0.000046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4704">
                <text:p>0.000047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4746">
                <text:p>0.000047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4788">
                <text:p>0.000047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483">
                <text:p>0.000048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4872">
                <text:p>0.000048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4914">
                <text:p>0.000049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4956">
                <text:p>0.000049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4998">
                <text:p>0.000049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504">
                <text:p>0.00005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5082">
                <text:p>0.000050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5124">
                <text:p>0.000051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5166">
                <text:p>0.000051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5208">
                <text:p>0.00005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525">
                <text:p>0.000052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211055">
                <text:p>-0.22110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5292">
                <text:p>0.000052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5334">
                <text:p>0.000053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603015">
                <text:p>-0.0603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05376">
                <text:p>0.00005376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05418">
                <text:p>0.000054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80402">
                <text:p>0.0804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0546">
                <text:p>0.000054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407035">
                <text:p>0.1407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05502">
                <text:p>0.0000550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05544">
                <text:p>0.000055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05586">
                <text:p>0.000055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05628">
                <text:p>0.000056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0567">
                <text:p>0.000056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05712">
                <text:p>0.000057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05754">
                <text:p>0.000057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005796">
                <text:p>0.000057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005838">
                <text:p>0.000058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00588">
                <text:p>0.00005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005922">
                <text:p>0.000059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005964">
                <text:p>0.000059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006006">
                <text:p>0.0000600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006048">
                <text:p>0.000060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00609">
                <text:p>0.000060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006132">
                <text:p>0.000061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006174">
                <text:p>0.000061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006216">
                <text:p>0.000062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006258">
                <text:p>0.000062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0063">
                <text:p>0.00006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006342">
                <text:p>0.000063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006384">
                <text:p>0.000063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006426">
                <text:p>0.000064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006468">
                <text:p>0.00006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00651">
                <text:p>0.000065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006552">
                <text:p>0.000065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006594">
                <text:p>0.000065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006636">
                <text:p>0.000066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006678">
                <text:p>0.000066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00672">
                <text:p>0.00006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006762">
                <text:p>0.000067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006804">
                <text:p>0.000068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006846">
                <text:p>0.000068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006888">
                <text:p>0.000068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00693">
                <text:p>0.000069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006972">
                <text:p>0.000069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007014">
                <text:p>0.000070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007056">
                <text:p>0.000070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007098">
                <text:p>0.000070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00714">
                <text:p>0.00007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007182">
                <text:p>0.000071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007224">
                <text:p>0.000072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007266">
                <text:p>0.000072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007308">
                <text:p>0.00007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00735">
                <text:p>0.00007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007392">
                <text:p>0.000073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007434">
                <text:p>0.000074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007476">
                <text:p>0.000074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007518">
                <text:p>0.00007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00756">
                <text:p>0.00007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007602">
                <text:p>0.00007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007644">
                <text:p>0.00007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007686">
                <text:p>0.000076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007728">
                <text:p>0.00007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00777">
                <text:p>0.000077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007812">
                <text:p>0.00007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007854">
                <text:p>0.000078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007896">
                <text:p>0.000078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007938">
                <text:p>0.000079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00798">
                <text:p>0.00007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008022">
                <text:p>0.000080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008064">
                <text:p>0.000080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008106">
                <text:p>0.000081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008148">
                <text:p>0.000081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00819">
                <text:p>0.000081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008232">
                <text:p>0.000082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008274">
                <text:p>0.000082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008316">
                <text:p>0.000083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008358">
                <text:p>0.000083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0084">
                <text:p>0.0000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008442">
                <text:p>0.000084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008484">
                <text:p>0.000084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008526">
                <text:p>0.000085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008568">
                <text:p>0.000085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00861">
                <text:p>0.000086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008652">
                <text:p>0.000086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008694">
                <text:p>0.000086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008736">
                <text:p>0.000087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008778">
                <text:p>0.000087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00882">
                <text:p>0.000088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008862">
                <text:p>0.000088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008904">
                <text:p>0.000089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008946">
                <text:p>0.000089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008988">
                <text:p>0.00008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00903">
                <text:p>0.000090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009072">
                <text:p>0.000090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009114">
                <text:p>0.000091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009156">
                <text:p>0.00009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009198">
                <text:p>0.000091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00924">
                <text:p>0.00009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009282">
                <text:p>0.000092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009324">
                <text:p>0.000093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009366">
                <text:p>0.000093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009408">
                <text:p>0.00009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00945">
                <text:p>0.000094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009492">
                <text:p>0.000094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009534">
                <text:p>0.0000953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009576">
                <text:p>0.00009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009618">
                <text:p>0.0000961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00966">
                <text:p>0.00009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009702">
                <text:p>0.0000970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009744">
                <text:p>0.00009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009786">
                <text:p>0.000097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009828">
                <text:p>0.000098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00987">
                <text:p>0.000098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009912">
                <text:p>0.000099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009954">
                <text:p>0.0000995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009996">
                <text:p>0.000099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010038">
                <text:p>0.0001003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01008">
                <text:p>0.00010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010122">
                <text:p>0.000101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010164">
                <text:p>0.00010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010206">
                <text:p>0.000102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010248">
                <text:p>0.00010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01029">
                <text:p>0.000102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010332">
                <text:p>0.00010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010374">
                <text:p>0.000103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010416">
                <text:p>0.00010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010458">
                <text:p>0.000104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0105">
                <text:p>0.00010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010542">
                <text:p>0.000105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010584">
                <text:p>0.000105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010626">
                <text:p>0.000106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010668">
                <text:p>0.000106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01071">
                <text:p>0.000107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010752">
                <text:p>0.00010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010794">
                <text:p>0.0001079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010836">
                <text:p>0.00010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010878">
                <text:p>0.0001087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01092">
                <text:p>0.00010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010962">
                <text:p>0.000109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011004">
                <text:p>0.00011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011046">
                <text:p>0.000110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011088">
                <text:p>0.0001108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01113">
                <text:p>0.000111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011172">
                <text:p>0.000111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011214">
                <text:p>0.000112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011256">
                <text:p>0.00011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011298">
                <text:p>0.000112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01134">
                <text:p>0.00011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011382">
                <text:p>0.000113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011424">
                <text:p>0.000114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011466">
                <text:p>0.000114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011508">
                <text:p>0.000115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01155">
                <text:p>0.000115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011592">
                <text:p>0.00011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011634">
                <text:p>0.000116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011676">
                <text:p>0.000116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011718">
                <text:p>0.000117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01176">
                <text:p>0.00011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011802">
                <text:p>0.000118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011844">
                <text:p>0.00011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011886">
                <text:p>0.000118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011928">
                <text:p>0.00011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01197">
                <text:p>0.000119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012012">
                <text:p>0.00012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012054">
                <text:p>0.000120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012096">
                <text:p>0.00012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012138">
                <text:p>0.000121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01218">
                <text:p>0.00012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012222">
                <text:p>0.000122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012264">
                <text:p>0.000122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012306">
                <text:p>0.000123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012348">
                <text:p>0.00012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01239">
                <text:p>0.000123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012432">
                <text:p>0.00012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012474">
                <text:p>0.0001247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012516">
                <text:p>0.00012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012558">
                <text:p>0.000125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0126">
                <text:p>0.0001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012642">
                <text:p>0.0001264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012684">
                <text:p>0.000126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012726">
                <text:p>0.000127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012768">
                <text:p>0.00012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01281">
                <text:p>0.0001281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012852">
                <text:p>0.00012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012894">
                <text:p>0.000128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012936">
                <text:p>0.000129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012978">
                <text:p>0.000129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01302">
                <text:p>0.00013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013062">
                <text:p>0.000130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013104">
                <text:p>0.000131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013146">
                <text:p>0.000131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013188">
                <text:p>0.00013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01323">
                <text:p>0.000132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013272">
                <text:p>0.000132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013314">
                <text:p>0.000133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013356">
                <text:p>0.000133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013398">
                <text:p>0.000133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01344">
                <text:p>0.00013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013482">
                <text:p>0.000134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013524">
                <text:p>0.000135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13566">
                <text:p>0.000135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13608">
                <text:p>0.00013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1365">
                <text:p>0.000136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13692">
                <text:p>0.00013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13734">
                <text:p>0.0001373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13776">
                <text:p>0.000137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13818">
                <text:p>0.000138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1386">
                <text:p>0.00013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13902">
                <text:p>0.000139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13944">
                <text:p>0.00013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13986">
                <text:p>0.000139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14028">
                <text:p>0.000140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1407">
                <text:p>0.000140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14112">
                <text:p>0.000141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14154">
                <text:p>0.000141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14196">
                <text:p>0.000141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14238">
                <text:p>0.000142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1428">
                <text:p>0.00014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14322">
                <text:p>0.000143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14364">
                <text:p>0.000143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14406">
                <text:p>0.000144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14448">
                <text:p>0.000144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1449">
                <text:p>0.0001449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14532">
                <text:p>0.000145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14574">
                <text:p>0.000145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14616">
                <text:p>0.000146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014658">
                <text:p>0.000146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0147">
                <text:p>0.00014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0014742">
                <text:p>0.000147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014784">
                <text:p>0.000147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014826">
                <text:p>0.000148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014868">
                <text:p>0.0001486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01491">
                <text:p>0.000149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0014952">
                <text:p>0.000149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014994">
                <text:p>0.000149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015036">
                <text:p>0.000150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015078">
                <text:p>0.0001507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01512">
                <text:p>0.00015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15162">
                <text:p>0.0001516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0015204">
                <text:p>0.000152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0015246">
                <text:p>0.000152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0015288">
                <text:p>0.000152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01533">
                <text:p>0.0001533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015372">
                <text:p>0.000153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201005">
                <text:p>0.02010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015414">
                <text:p>0.000154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0015456">
                <text:p>0.000154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120603">
                <text:p>-0.1206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015498">
                <text:p>0.0001549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001554">
                <text:p>0.00015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613065">
                <text:p>-0.261306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0015582">
                <text:p>0.0001558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0015624">
                <text:p>0.0001562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0015666">
                <text:p>0.000156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0015708">
                <text:p>0.000157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001575">
                <text:p>0.000157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0015792">
                <text:p>0.0001579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0015834">
                <text:p>0.000158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0015876">
                <text:p>0.000158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015918">
                <text:p>0.000159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001596">
                <text:p>0.00015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0016002">
                <text:p>0.000160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0016044">
                <text:p>0.000160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016086">
                <text:p>0.000160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0016128">
                <text:p>0.000161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001617">
                <text:p>0.000161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0016212">
                <text:p>0.000162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0016254">
                <text:p>0.000162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0016296">
                <text:p>0.000162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016338">
                <text:p>0.000163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001638">
                <text:p>0.00016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0016422">
                <text:p>0.000164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0016464">
                <text:p>0.000164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0016506">
                <text:p>0.000165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0016548">
                <text:p>0.000165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001659">
                <text:p>0.000165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0016632">
                <text:p>0.000166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0016674">
                <text:p>0.000166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0016716">
                <text:p>0.000167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016758">
                <text:p>0.000167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00168">
                <text:p>0.000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0016842">
                <text:p>0.000168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0016884">
                <text:p>0.000168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0016926">
                <text:p>0.000169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0016968">
                <text:p>0.000169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001701">
                <text:p>0.000170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0017052">
                <text:p>0.000170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0017094">
                <text:p>0.000170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0017136">
                <text:p>0.000171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017178">
                <text:p>0.000171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001722">
                <text:p>0.00017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0017262">
                <text:p>0.000172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0017304">
                <text:p>0.000173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0017346">
                <text:p>0.000173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0017388">
                <text:p>0.000173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001743">
                <text:p>0.000174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0017472">
                <text:p>0.000174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0017514">
                <text:p>0.000175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0017556">
                <text:p>0.000175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017598">
                <text:p>0.0001759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001764">
                <text:p>0.0001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0017682">
                <text:p>0.000176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0017724">
                <text:p>0.000177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0017766">
                <text:p>0.000177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0017808">
                <text:p>0.000178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001785">
                <text:p>0.000178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0017892">
                <text:p>0.000178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0017934">
                <text:p>0.000179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0017976">
                <text:p>0.000179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018018">
                <text:p>0.000180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001806">
                <text:p>0.000180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0018102">
                <text:p>0.000181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0018144">
                <text:p>0.000181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0018186">
                <text:p>0.000181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0018228">
                <text:p>0.000182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001827">
                <text:p>0.000182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0018312">
                <text:p>0.000183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0018354">
                <text:p>0.000183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0018396">
                <text:p>0.000183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018438">
                <text:p>0.000184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001848">
                <text:p>0.00018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0018522">
                <text:p>0.000185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0018564">
                <text:p>0.000185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0018606">
                <text:p>0.000186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0018648">
                <text:p>0.000186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001869">
                <text:p>0.000186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0018732">
                <text:p>0.000187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0018774">
                <text:p>0.000187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0018816">
                <text:p>0.00018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018858">
                <text:p>0.000188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00189">
                <text:p>0.00018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0018942">
                <text:p>0.000189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0018984">
                <text:p>0.000189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0019026">
                <text:p>0.000190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0019068">
                <text:p>0.000190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001911">
                <text:p>0.000191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0019152">
                <text:p>0.00019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0019194">
                <text:p>0.000191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0019236">
                <text:p>0.000192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019278">
                <text:p>0.000192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001932">
                <text:p>0.0001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0019362">
                <text:p>0.000193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0019404">
                <text:p>0.000194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0019446">
                <text:p>0.000194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0019488">
                <text:p>0.000194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001953">
                <text:p>0.000195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019572">
                <text:p>0.000195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0019614">
                <text:p>0.000196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019656">
                <text:p>0.000196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019698">
                <text:p>0.000196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001974">
                <text:p>0.00019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0019782">
                <text:p>0.000197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0019824">
                <text:p>0.000198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0019866">
                <text:p>0.000198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0019908">
                <text:p>0.000199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001995">
                <text:p>0.000199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0019992">
                <text:p>0.0001999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0020034">
                <text:p>0.000200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0020076">
                <text:p>0.000200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020118">
                <text:p>0.000201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002016">
                <text:p>0.0002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020202">
                <text:p>0.000202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0020244">
                <text:p>0.000202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0020286">
                <text:p>0.000202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0020328">
                <text:p>0.000203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002037">
                <text:p>0.000203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0020412">
                <text:p>0.000204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0020454">
                <text:p>0.000204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0020496">
                <text:p>0.000204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020538">
                <text:p>0.000205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002058">
                <text:p>0.00020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0020622">
                <text:p>0.000206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0020664">
                <text:p>0.000206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0020706">
                <text:p>0.000207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0020748">
                <text:p>0.000207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002079">
                <text:p>0.000207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0020832">
                <text:p>0.000208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0020874">
                <text:p>0.000208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0020916">
                <text:p>0.000209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020958">
                <text:p>0.000209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021">
                <text:p>0.000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0021042">
                <text:p>0.00021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0021084">
                <text:p>0.000210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0021126">
                <text:p>0.000211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021168">
                <text:p>0.00021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002121">
                <text:p>0.00021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021252">
                <text:p>0.00021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0021294">
                <text:p>0.00021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021336">
                <text:p>0.00021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021378">
                <text:p>0.000213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002142">
                <text:p>0.00021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0021462">
                <text:p>0.000214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0021504">
                <text:p>0.0002150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0021546">
                <text:p>0.000215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0021588">
                <text:p>0.000215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002163">
                <text:p>0.00021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0021672">
                <text:p>0.00021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0021714">
                <text:p>0.000217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0021756">
                <text:p>0.000217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021798">
                <text:p>0.000217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002184">
                <text:p>0.0002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0021882">
                <text:p>0.000218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0021924">
                <text:p>0.000219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0021966">
                <text:p>0.000219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0022008">
                <text:p>0.00022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002205">
                <text:p>0.0002205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0022092">
                <text:p>0.000220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0022134">
                <text:p>0.000221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0022176">
                <text:p>0.00022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022218">
                <text:p>0.000222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002226">
                <text:p>0.00022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0022302">
                <text:p>0.000223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0022344">
                <text:p>0.000223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0022386">
                <text:p>0.000223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0022428">
                <text:p>0.000224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002247">
                <text:p>0.000224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0022512">
                <text:p>0.000225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0022554">
                <text:p>0.000225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0022596">
                <text:p>0.00022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022638">
                <text:p>0.000226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002268">
                <text:p>0.0002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0022722">
                <text:p>0.000227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0022764">
                <text:p>0.00022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0022806">
                <text:p>0.000228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0022848">
                <text:p>0.000228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002289">
                <text:p>0.000228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0022932">
                <text:p>0.00022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0022974">
                <text:p>0.000229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0023016">
                <text:p>0.000230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023058">
                <text:p>0.000230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00231">
                <text:p>0.00023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0023142">
                <text:p>0.000231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0023184">
                <text:p>0.000231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0023226">
                <text:p>0.000232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0023268">
                <text:p>0.00023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002331">
                <text:p>0.000233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0023352">
                <text:p>0.00023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0023394">
                <text:p>0.00023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0023436">
                <text:p>0.00023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023478">
                <text:p>0.000234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002352">
                <text:p>0.0002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0023562">
                <text:p>0.000235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0023604">
                <text:p>0.00023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0023646">
                <text:p>0.000236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0023688">
                <text:p>0.000236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002373">
                <text:p>0.000237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023772">
                <text:p>0.000237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023814">
                <text:p>0.0002381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0023856">
                <text:p>0.000238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023898">
                <text:p>0.000238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002394">
                <text:p>0.000239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0023982">
                <text:p>0.000239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0024024">
                <text:p>0.0002402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0024066">
                <text:p>0.000240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024108">
                <text:p>0.000241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02415">
                <text:p>0.000241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0024192">
                <text:p>0.000241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0024234">
                <text:p>0.000242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0024276">
                <text:p>0.0002427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024318">
                <text:p>0.000243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002436">
                <text:p>0.00024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0024402">
                <text:p>0.000244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0024444">
                <text:p>0.000244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0024486">
                <text:p>0.0002448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0024528">
                <text:p>0.000245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002457">
                <text:p>0.000245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0024612">
                <text:p>0.0002461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0024654">
                <text:p>0.000246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0024696">
                <text:p>0.00024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024738">
                <text:p>0.000247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002478">
                <text:p>0.00024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0024822">
                <text:p>0.000248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0024864">
                <text:p>0.000248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024906">
                <text:p>0.000249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024948">
                <text:p>0.00024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002499">
                <text:p>0.000249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0025032">
                <text:p>0.00025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0025074">
                <text:p>0.000250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0025116">
                <text:p>0.000251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221105">
                <text:p>-0.422110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025158">
                <text:p>0.0002515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00252">
                <text:p>0.0002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21608">
                <text:p>-0.32160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0025242">
                <text:p>0.000252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0025284">
                <text:p>0.000252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809045">
                <text:p>-0.180904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0025326">
                <text:p>0.0002532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80402">
                <text:p>-0.0804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0025368">
                <text:p>0.0002536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002541">
                <text:p>0.0002541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603015">
                <text:p>0.06030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0025452">
                <text:p>0.000254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0025494">
                <text:p>0.0002549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025536">
                <text:p>0.00025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25578">
                <text:p>0.000255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002562">
                <text:p>0.000256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0025662">
                <text:p>0.0002566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0025704">
                <text:p>0.0002570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0025746">
                <text:p>0.000257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0025788">
                <text:p>0.000257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002583">
                <text:p>0.0002583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0025872">
                <text:p>0.000258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0025914">
                <text:p>0.000259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0025956">
                <text:p>0.0002595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25998">
                <text:p>0.000259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002604">
                <text:p>0.00026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0026082">
                <text:p>0.000260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0026124">
                <text:p>0.000261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0026166">
                <text:p>0.000261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0026208">
                <text:p>0.000262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002625">
                <text:p>0.000262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0026292">
                <text:p>0.000262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0026334">
                <text:p>0.000263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0026376">
                <text:p>0.000263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26418">
                <text:p>0.000264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002646">
                <text:p>0.00026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0026502">
                <text:p>0.000265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0026544">
                <text:p>0.000265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26586">
                <text:p>0.000265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26628">
                <text:p>0.000266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2667">
                <text:p>0.000266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26712">
                <text:p>0.000267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26754">
                <text:p>0.000267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26796">
                <text:p>0.000267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26838">
                <text:p>0.000268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2688">
                <text:p>0.00026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26922">
                <text:p>0.000269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26964">
                <text:p>0.000269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27006">
                <text:p>0.000270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27048">
                <text:p>0.000270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2709">
                <text:p>0.000270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27132">
                <text:p>0.000271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27174">
                <text:p>0.000271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27216">
                <text:p>0.0002721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27258">
                <text:p>0.000272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273">
                <text:p>0.00027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27342">
                <text:p>0.000273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27384">
                <text:p>0.00027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27426">
                <text:p>0.000274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27468">
                <text:p>0.00027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02751">
                <text:p>0.000275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027552">
                <text:p>0.000275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027594">
                <text:p>0.000275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027636">
                <text:p>0.000276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27678">
                <text:p>0.000276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02772">
                <text:p>0.00027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027762">
                <text:p>0.000277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027804">
                <text:p>0.000278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027846">
                <text:p>0.000278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027888">
                <text:p>0.000278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02793">
                <text:p>0.000279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027972">
                <text:p>0.000279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028014">
                <text:p>0.000280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028056">
                <text:p>0.000280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28098">
                <text:p>0.000280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02814">
                <text:p>0.00028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028182">
                <text:p>0.000281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028224">
                <text:p>0.00028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028266">
                <text:p>0.000282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028308">
                <text:p>0.00028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02835">
                <text:p>0.00028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028392">
                <text:p>0.000283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028434">
                <text:p>0.000284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028476">
                <text:p>0.000284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28518">
                <text:p>0.00028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02856">
                <text:p>0.00028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028602">
                <text:p>0.00028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028644">
                <text:p>0.000286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028686">
                <text:p>0.000286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028728">
                <text:p>0.000287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02877">
                <text:p>0.000287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028812">
                <text:p>0.0002881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028854">
                <text:p>0.0002885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028896">
                <text:p>0.00028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28938">
                <text:p>0.000289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02898">
                <text:p>0.00028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029022">
                <text:p>0.0002902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029064">
                <text:p>0.000290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029106">
                <text:p>0.000291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029148">
                <text:p>0.000291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02919">
                <text:p>0.000291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029232">
                <text:p>0.000292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029274">
                <text:p>0.000292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029316">
                <text:p>0.000293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29358">
                <text:p>0.000293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0294">
                <text:p>0.00029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029442">
                <text:p>0.000294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029484">
                <text:p>0.000294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029526">
                <text:p>0.000295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029568">
                <text:p>0.000295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02961">
                <text:p>0.000296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029652">
                <text:p>0.0002965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029694">
                <text:p>0.000296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029736">
                <text:p>0.0002973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29778">
                <text:p>0.000297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02982">
                <text:p>0.00029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029862">
                <text:p>0.000298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029904">
                <text:p>0.000299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029946">
                <text:p>0.000299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029988">
                <text:p>0.000299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03003">
                <text:p>0.000300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030072">
                <text:p>0.000300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030114">
                <text:p>0.000301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030156">
                <text:p>0.000301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0198">
                <text:p>0.000301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03024">
                <text:p>0.00030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030282">
                <text:p>0.000302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030324">
                <text:p>0.000303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030366">
                <text:p>0.000303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030408">
                <text:p>0.000304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03045">
                <text:p>0.000304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030492">
                <text:p>0.000304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030534">
                <text:p>0.000305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030576">
                <text:p>0.000305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18">
                <text:p>0.000306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03066">
                <text:p>0.00030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030702">
                <text:p>0.000307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030744">
                <text:p>0.000307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030786">
                <text:p>0.000307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030828">
                <text:p>0.000308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03087">
                <text:p>0.000308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030912">
                <text:p>0.000309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030954">
                <text:p>0.000309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030996">
                <text:p>0.000309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31038">
                <text:p>0.000310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03108">
                <text:p>0.00031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031122">
                <text:p>0.000311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031164">
                <text:p>0.000311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031206">
                <text:p>0.000312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031248">
                <text:p>0.000312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03129">
                <text:p>0.000312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031332">
                <text:p>0.000313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031374">
                <text:p>0.000313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031416">
                <text:p>0.000314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31458">
                <text:p>0.000314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0315">
                <text:p>0.00031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031542">
                <text:p>0.000315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031584">
                <text:p>0.000315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031626">
                <text:p>0.000316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031668">
                <text:p>0.000316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03171">
                <text:p>0.000317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031752">
                <text:p>0.000317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031794">
                <text:p>0.0003179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031836">
                <text:p>0.000318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31878">
                <text:p>0.000318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03192">
                <text:p>0.00031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031962">
                <text:p>0.000319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032004">
                <text:p>0.000320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032046">
                <text:p>0.000320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032088">
                <text:p>0.000320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03213">
                <text:p>0.000321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032172">
                <text:p>0.000321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032214">
                <text:p>0.000322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032256">
                <text:p>0.000322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32298">
                <text:p>0.000322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03234">
                <text:p>0.00032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032382">
                <text:p>0.000323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032424">
                <text:p>0.000324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032466">
                <text:p>0.000324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032508">
                <text:p>0.000325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03255">
                <text:p>0.000325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032592">
                <text:p>0.000325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032634">
                <text:p>0.000326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032676">
                <text:p>0.000326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32718">
                <text:p>0.000327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03276">
                <text:p>0.00032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032802">
                <text:p>0.000328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032844">
                <text:p>0.000328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032886">
                <text:p>0.000328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032928">
                <text:p>0.000329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03297">
                <text:p>0.000329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033012">
                <text:p>0.000330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033054">
                <text:p>0.0003305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033096">
                <text:p>0.000330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33138">
                <text:p>0.000331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03318">
                <text:p>0.00033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033222">
                <text:p>0.000332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033264">
                <text:p>0.0003326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033306">
                <text:p>0.0003330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033348">
                <text:p>0.000333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03339">
                <text:p>0.000333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033432">
                <text:p>0.000334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033474">
                <text:p>0.000334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033516">
                <text:p>0.000335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33558">
                <text:p>0.000335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0336">
                <text:p>0.0003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033642">
                <text:p>0.000336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033684">
                <text:p>0.0003368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033726">
                <text:p>0.00033726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033768">
                <text:p>0.000337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03381">
                <text:p>0.000338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033852">
                <text:p>0.000338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033894">
                <text:p>0.000338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033936">
                <text:p>0.000339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33978">
                <text:p>0.000339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03402">
                <text:p>0.00034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034062">
                <text:p>0.000340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034104">
                <text:p>0.000341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034146">
                <text:p>0.000341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034188">
                <text:p>0.000341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03423">
                <text:p>0.000342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034272">
                <text:p>0.0003427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034314">
                <text:p>0.000343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034356">
                <text:p>0.000343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34398">
                <text:p>0.000343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03444">
                <text:p>0.00034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034482">
                <text:p>0.000344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034524">
                <text:p>0.0003452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034566">
                <text:p>0.000345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034608">
                <text:p>0.000346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03465">
                <text:p>0.000346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034692">
                <text:p>0.000346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034734">
                <text:p>0.0003473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034776">
                <text:p>0.000347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34818">
                <text:p>0.000348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03486">
                <text:p>0.00034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034902">
                <text:p>0.000349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034944">
                <text:p>0.000349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034986">
                <text:p>0.000349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035028">
                <text:p>0.00035028</text:p>
              </table:table-cell>
              <table:table-cell office:value-type="float" office:value="-0.442211055">
                <text:p>-0.442211055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03507">
                <text:p>0.0003507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442211">
                <text:p>0.4422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035112">
                <text:p>0.000351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0.40201">
                <text:p>0.4020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035154">
                <text:p>0.000351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3819095">
                <text:p>0.38190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035196">
                <text:p>0.0003519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321608">
                <text:p>0.32160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35238">
                <text:p>0.0003523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2613065">
                <text:p>0.26130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03528">
                <text:p>0.00035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1809045">
                <text:p>0.18090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035322">
                <text:p>0.0003532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0.120603">
                <text:p>0.12060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035364">
                <text:p>0.000353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035406">
                <text:p>0.0003540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0201005">
                <text:p>-0.020100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035448">
                <text:p>0.0003544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03549">
                <text:p>0.0003549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160804">
                <text:p>-0.16080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035532">
                <text:p>0.000355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035574">
                <text:p>0.00035574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015075">
                <text:p>-0.301507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035616">
                <text:p>0.0003561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361809">
                <text:p>-0.361809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35658">
                <text:p>0.00035658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0201">
                <text:p>-0.4020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0357">
                <text:p>0.00035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623115">
                <text:p>-0.462311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035742">
                <text:p>0.00035742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035784">
                <text:p>0.000357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035826">
                <text:p>0.000358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035868">
                <text:p>0.0003586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03591">
                <text:p>0.000359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035952">
                <text:p>0.000359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035994">
                <text:p>0.000359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036036">
                <text:p>0.000360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36078">
                <text:p>0.000360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03612">
                <text:p>0.00036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603015">
                <text:p>-0.60301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036162">
                <text:p>0.000361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036204">
                <text:p>0.000362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036246">
                <text:p>0.000362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036288">
                <text:p>0.000362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829145">
                <text:p>-0.582914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03633">
                <text:p>0.000363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036372">
                <text:p>0.000363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036414">
                <text:p>0.000364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62814">
                <text:p>-0.56281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036456">
                <text:p>0.000364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427135">
                <text:p>-0.542713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36498">
                <text:p>0.000364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03654">
                <text:p>0.00036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036582">
                <text:p>0.000365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036624">
                <text:p>0.000366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036666">
                <text:p>0.000366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036708">
                <text:p>0.0003670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03675">
                <text:p>0.000367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036792">
                <text:p>0.000367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036834">
                <text:p>0.000368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036876">
                <text:p>0.000368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036918">
                <text:p>0.000369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03696">
                <text:p>0.00036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037002">
                <text:p>0.000370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037044">
                <text:p>0.000370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037086">
                <text:p>0.000370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037128">
                <text:p>0.000371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03717">
                <text:p>0.000371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037212">
                <text:p>0.000372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037254">
                <text:p>0.000372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037296">
                <text:p>0.000372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037338">
                <text:p>0.000373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03738">
                <text:p>0.00037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037422">
                <text:p>0.000374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037464">
                <text:p>0.0003746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037506">
                <text:p>0.000375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037548">
                <text:p>0.000375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03759">
                <text:p>0.000375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037632">
                <text:p>0.000376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037674">
                <text:p>0.000376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037716">
                <text:p>0.000377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037758">
                <text:p>0.000377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0378">
                <text:p>0.0003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037842">
                <text:p>0.000378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037884">
                <text:p>0.000378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037926">
                <text:p>0.000379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037968">
                <text:p>0.000379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03801">
                <text:p>0.000380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038052">
                <text:p>0.000380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038094">
                <text:p>0.000380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038136">
                <text:p>0.000381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038178">
                <text:p>0.000381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03822">
                <text:p>0.000382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038262">
                <text:p>0.000382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038304">
                <text:p>0.000383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038346">
                <text:p>0.000383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038388">
                <text:p>0.000383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03843">
                <text:p>0.000384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038472">
                <text:p>0.000384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038514">
                <text:p>0.000385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038556">
                <text:p>0.000385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038598">
                <text:p>0.000385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03864">
                <text:p>0.00038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038682">
                <text:p>0.000386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038724">
                <text:p>0.000387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038766">
                <text:p>0.000387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038808">
                <text:p>0.000388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03885">
                <text:p>0.000388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038892">
                <text:p>0.000388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038934">
                <text:p>0.000389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38976">
                <text:p>0.000389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39018">
                <text:p>0.000390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3906">
                <text:p>0.00039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39102">
                <text:p>0.000391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39144">
                <text:p>0.000391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39186">
                <text:p>0.000391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39228">
                <text:p>0.0003922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3927">
                <text:p>0.000392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39312">
                <text:p>0.000393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39354">
                <text:p>0.000393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39396">
                <text:p>0.000393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39438">
                <text:p>0.000394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3948">
                <text:p>0.00039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39522">
                <text:p>0.000395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482412">
                <text:p>-0.4824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39564">
                <text:p>0.000395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39606">
                <text:p>0.000396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39648">
                <text:p>0.0003964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3969">
                <text:p>0.000396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39732">
                <text:p>0.000397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39774">
                <text:p>0.000397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39816">
                <text:p>0.000398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0039858">
                <text:p>0.000398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00399">
                <text:p>0.000399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0039942">
                <text:p>0.000399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0039984">
                <text:p>0.000399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0040026">
                <text:p>0.00040026</text:p>
              </table:table-cell>
              <table:table-cell office:value-type="float" office:value="-0.490452261">
                <text:p>-0.490452261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0040068">
                <text:p>0.000400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004011">
                <text:p>0.000401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0040152">
                <text:p>0.000401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0040194">
                <text:p>0.000401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0040236">
                <text:p>0.000402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0040278">
                <text:p>0.000402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004032">
                <text:p>0.000403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0040362">
                <text:p>0.000403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0040404">
                <text:p>0.000404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0040446">
                <text:p>0.000404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0040488">
                <text:p>0.000404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004053">
                <text:p>0.000405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0040572">
                <text:p>0.000405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0040614">
                <text:p>0.000406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0040656">
                <text:p>0.0004065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0040698">
                <text:p>0.000406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004074">
                <text:p>0.000407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0040782">
                <text:p>0.000407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0040824">
                <text:p>0.000408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0040866">
                <text:p>0.000408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0040908">
                <text:p>0.000409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004095">
                <text:p>0.000409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0040992">
                <text:p>0.000409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0041034">
                <text:p>0.000410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0041076">
                <text:p>0.000410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0041118">
                <text:p>0.000411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004116">
                <text:p>0.00041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0041202">
                <text:p>0.0004120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0041244">
                <text:p>0.000412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0041286">
                <text:p>0.000412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0041328">
                <text:p>0.000413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004137">
                <text:p>0.000413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0041412">
                <text:p>0.000414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0041454">
                <text:p>0.000414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0041496">
                <text:p>0.000414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0041538">
                <text:p>0.0004153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004158">
                <text:p>0.00041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0041622">
                <text:p>0.000416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0041664">
                <text:p>0.000416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0041706">
                <text:p>0.000417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0041748">
                <text:p>0.000417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004179">
                <text:p>0.000417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0041832">
                <text:p>0.000418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0041874">
                <text:p>0.000418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0041916">
                <text:p>0.0004191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0041958">
                <text:p>0.0004195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00042">
                <text:p>0.000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00042042">
                <text:p>0.000420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00042084">
                <text:p>0.000420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00042126">
                <text:p>0.000421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00042168">
                <text:p>0.000421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0004221">
                <text:p>0.000422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00042252">
                <text:p>0.000422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00042294">
                <text:p>0.000422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00042336">
                <text:p>0.0004233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00042378">
                <text:p>0.0004237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0004242">
                <text:p>0.000424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00042462">
                <text:p>0.000424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00042504">
                <text:p>0.000425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00042546">
                <text:p>0.0004254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00042588">
                <text:p>0.0004258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0004263">
                <text:p>0.000426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00042672">
                <text:p>0.0004267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00042714">
                <text:p>0.000427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00042756">
                <text:p>0.000427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00042798">
                <text:p>0.000427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0004284">
                <text:p>0.000428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00042882">
                <text:p>0.000428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00042924">
                <text:p>0.0004292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0042966">
                <text:p>0.0004296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00043008">
                <text:p>0.0004300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0004305">
                <text:p>0.0004305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00043092">
                <text:p>0.0004309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00043134">
                <text:p>0.0004313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00043176">
                <text:p>0.0004317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00043218">
                <text:p>0.0004321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0004326">
                <text:p>0.000432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00043302">
                <text:p>0.0004330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00043344">
                <text:p>0.0004334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00043386">
                <text:p>0.0004338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00043428">
                <text:p>0.0004342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0004347">
                <text:p>0.0004347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00043512">
                <text:p>0.0004351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00043554">
                <text:p>0.0004355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00043596">
                <text:p>0.0004359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00043638">
                <text:p>0.0004363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0004368">
                <text:p>0.00043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00043722">
                <text:p>0.0004372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00043764">
                <text:p>0.0004376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00043806">
                <text:p>0.0004380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00043848">
                <text:p>0.0004384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0004389">
                <text:p>0.0004389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00043932">
                <text:p>0.0004393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00043974">
                <text:p>0.0004397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00044016">
                <text:p>0.0004401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00044058">
                <text:p>0.0004405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000441">
                <text:p>0.000441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00044142">
                <text:p>0.0004414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00044184">
                <text:p>0.0004418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00044226">
                <text:p>0.0004422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00044268">
                <text:p>0.0004426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0004431">
                <text:p>0.0004431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00044352">
                <text:p>0.0004435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00044394">
                <text:p>0.000443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00044436">
                <text:p>0.0004443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00044478">
                <text:p>0.0004447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0004452">
                <text:p>0.000445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00044562">
                <text:p>0.0004456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00044604">
                <text:p>0.00044604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00044646">
                <text:p>0.00044646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00044688">
                <text:p>0.00044688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0004473">
                <text:p>0.0004473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00044772">
                <text:p>0.00044772</text:p>
              </table:table-cell>
              <table:table-cell office:value-type="float" office:value="-0.506532663">
                <text:p>-0.506532663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00044814">
                <text:p>0.0004481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00044856">
                <text:p>0.00044856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22613">
                <text:p>-0.52261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00044898">
                <text:p>0.00044898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0004494">
                <text:p>0.0004494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00044982">
                <text:p>0.00044982</text:p>
              </table:table-cell>
              <table:table-cell office:value-type="float" office:value="-0.498492462">
                <text:p>-0.498492462</text:p>
              </table:table-cell>
              <table:table-cell office:value-type="float" office:value="-0.5025125">
                <text:p>-0.50251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00045024">
                <text:p>0.000450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00045066">
                <text:p>0.0004506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00045108">
                <text:p>0.000451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442211">
                <text:p>-0.4422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0004515">
                <text:p>0.0004515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819095">
                <text:p>-0.381909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00045192">
                <text:p>0.000451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3417085">
                <text:p>-0.3417085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00045234">
                <text:p>0.0004523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41206">
                <text:p>-0.241206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00045276">
                <text:p>0.0004527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201005">
                <text:p>-0.20100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00045318">
                <text:p>0.0004531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1005025">
                <text:p>-0.10050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0004536">
                <text:p>0.0004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-0.040201">
                <text:p>-0.040201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00045402">
                <text:p>0.0004540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040201">
                <text:p>0.04020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00045444">
                <text:p>0.0004544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1005025">
                <text:p>0.10050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00045486">
                <text:p>0.0004548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201005">
                <text:p>0.20100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00045528">
                <text:p>0.00045528</text:p>
              </table:table-cell>
              <table:table-cell office:value-type="float" office:value="0.474371859">
                <text:p>0.474371859</text:p>
              </table:table-cell>
              <table:table-cell office:value-type="float" office:value="0.241206">
                <text:p>0.241206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0004557">
                <text:p>0.000455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015075">
                <text:p>0.301507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00045612">
                <text:p>0.000456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361809">
                <text:p>0.36180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00045654">
                <text:p>0.0004565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00045696">
                <text:p>0.0004569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221105">
                <text:p>0.422110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00045738">
                <text:p>0.000457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0004578">
                <text:p>0.000457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00045822">
                <text:p>0.000458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00045864">
                <text:p>0.000458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00045906">
                <text:p>0.000459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00045948">
                <text:p>0.0004594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0004599">
                <text:p>0.000459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00046032">
                <text:p>0.0004603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00046074">
                <text:p>0.000460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00046116">
                <text:p>0.000461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00046158">
                <text:p>0.000461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829145">
                <text:p>0.582914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000462">
                <text:p>0.0004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00046242">
                <text:p>0.000462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00046284">
                <text:p>0.000462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00046326">
                <text:p>0.000463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62814">
                <text:p>0.56281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00046368">
                <text:p>0.000463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0004641">
                <text:p>0.000464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427135">
                <text:p>0.542713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00046452">
                <text:p>0.000464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22613">
                <text:p>0.52261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00046494">
                <text:p>0.000464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00046536">
                <text:p>0.00046536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00046578">
                <text:p>0.000465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0004662">
                <text:p>0.00046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00046662">
                <text:p>0.000466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00046704">
                <text:p>0.000467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00046746">
                <text:p>0.000467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00046788">
                <text:p>0.000467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0004683">
                <text:p>0.000468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00046872">
                <text:p>0.000468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00046914">
                <text:p>0.00046914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00046956">
                <text:p>0.000469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00046998">
                <text:p>0.0004699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0004704">
                <text:p>0.00047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00047082">
                <text:p>0.0004708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00047124">
                <text:p>0.000471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00047166">
                <text:p>0.000471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00047208">
                <text:p>0.0004720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0004725">
                <text:p>0.000472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00047292">
                <text:p>0.0004729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00047334">
                <text:p>0.000473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00047376">
                <text:p>0.000473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00047418">
                <text:p>0.000474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0004746">
                <text:p>0.00047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00047502">
                <text:p>0.000475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00047544">
                <text:p>0.000475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00047586">
                <text:p>0.000475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00047628">
                <text:p>0.0004762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0004767">
                <text:p>0.000476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00047712">
                <text:p>0.000477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00047754">
                <text:p>0.000477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47796">
                <text:p>0.000477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47838">
                <text:p>0.000478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4788">
                <text:p>0.000478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47922">
                <text:p>0.0004792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47964">
                <text:p>0.0004796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48006">
                <text:p>0.0004800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48048">
                <text:p>0.0004804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4809">
                <text:p>0.0004809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48132">
                <text:p>0.0004813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048174">
                <text:p>0.0004817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048216">
                <text:p>0.0004821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048258">
                <text:p>0.0004825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0483">
                <text:p>0.00048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048342">
                <text:p>0.0004834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048384">
                <text:p>0.0004838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048426">
                <text:p>0.0004842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048468">
                <text:p>0.0004846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04851">
                <text:p>0.0004851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048552">
                <text:p>0.0004855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048594">
                <text:p>0.0004859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048636">
                <text:p>0.0004863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048678">
                <text:p>0.0004867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04872">
                <text:p>0.00048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048762">
                <text:p>0.0004876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048804">
                <text:p>0.0004880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623115">
                <text:p>0.462311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048846">
                <text:p>0.0004884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048888">
                <text:p>0.0004888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04893">
                <text:p>0.0004893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048972">
                <text:p>0.0004897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049014">
                <text:p>0.0004901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049056">
                <text:p>0.000490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049098">
                <text:p>0.00049098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04914">
                <text:p>0.0004914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049182">
                <text:p>0.00049182</text:p>
              </table:table-cell>
              <table:table-cell office:value-type="float" office:value="0.498492462">
                <text:p>0.498492462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049224">
                <text:p>0.0004922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049266">
                <text:p>0.0004926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049308">
                <text:p>0.0004930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04935">
                <text:p>0.0004935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049392">
                <text:p>0.00049392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049434">
                <text:p>0.0004943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049476">
                <text:p>0.0004947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049518">
                <text:p>0.0004951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04956">
                <text:p>0.000495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049602">
                <text:p>0.0004960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049644">
                <text:p>0.0004964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049686">
                <text:p>0.0004968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049728">
                <text:p>0.00049728</text:p>
              </table:table-cell>
              <table:table-cell office:value-type="float" office:value="0.48241206">
                <text:p>0.48241206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04977">
                <text:p>0.0004977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049812">
                <text:p>0.00049812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049854">
                <text:p>0.00049854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049896">
                <text:p>0.00049896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482412">
                <text:p>0.482412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049938">
                <text:p>0.00049938</text:p>
              </table:table-cell>
              <table:table-cell office:value-type="float" office:value="0.490452261">
                <text:p>0.490452261</text:p>
              </table:table-cell>
              <table:table-cell office:value-type="float" office:value="0.5025125">
                <text:p>0.5025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